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32e01" officeooo:paragraph-rsid="00032e01" style:font-size-asian="10pt" style:font-size-complex="10pt"/>
    </style:style>
    <style:style style:name="P2" style:family="paragraph" style:parent-style-name="Standard">
      <style:text-properties style:font-name="Arial" fo:font-size="10pt" officeooo:rsid="00032e01" officeooo:paragraph-rsid="00045352" style:font-size-asian="10pt" style:font-size-complex="10pt"/>
    </style:style>
    <style:style style:name="P3" style:family="paragraph" style:parent-style-name="Standard">
      <style:text-properties style:font-name="Arial" fo:font-size="10pt" officeooo:rsid="00032e01" officeooo:paragraph-rsid="0004e488" style:font-size-asian="10pt" style:font-size-complex="10pt"/>
    </style:style>
    <style:style style:name="P4" style:family="paragraph" style:parent-style-name="Standard">
      <style:text-properties style:font-name="Arial" fo:font-size="10pt" officeooo:rsid="00032e01" officeooo:paragraph-rsid="00069db5" style:font-size-asian="10pt" style:font-size-complex="10pt"/>
    </style:style>
    <style:style style:name="P5" style:family="paragraph" style:parent-style-name="Standard">
      <style:text-properties style:font-name="Arial" fo:font-size="10pt" officeooo:rsid="00032e01" officeooo:paragraph-rsid="000aa8a2" style:font-size-asian="10pt" style:font-size-complex="10pt"/>
    </style:style>
    <style:style style:name="P6" style:family="paragraph" style:parent-style-name="Standard">
      <style:text-properties style:font-name="Arial" fo:font-size="10pt" officeooo:rsid="00032e01" officeooo:paragraph-rsid="000c6898" style:font-size-asian="10pt" style:font-size-complex="10pt"/>
    </style:style>
    <style:style style:name="P7" style:family="paragraph" style:parent-style-name="Standard">
      <style:text-properties style:font-name="Arial" fo:font-size="10pt" officeooo:rsid="00032e01" officeooo:paragraph-rsid="000db2f5" style:font-size-asian="10pt" style:font-size-complex="10pt"/>
    </style:style>
    <style:style style:name="P8" style:family="paragraph" style:parent-style-name="Standard">
      <style:text-properties style:font-name="Arial" fo:font-size="10pt" officeooo:rsid="000f7792" officeooo:paragraph-rsid="000f7792" style:font-size-asian="10pt" style:font-size-complex="10pt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32e01" style:font-size-asian="10pt" style:font-size-complex="10pt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45352" style:font-size-asian="10pt" style:font-size-complex="10pt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4e488" style:font-size-asian="10pt" style:font-size-complex="10pt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69db5" style:font-size-asian="10pt" style:font-size-complex="10pt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aa8a2" style:font-size-asian="10pt" style:font-size-complex="10pt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c6898" style:font-size-asian="10pt" style:font-size-complex="10pt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db2f5" style:font-size-asian="10pt" style:font-size-complex="10pt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officeooo:rsid="00032e01" officeooo:paragraph-rsid="000f7792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rsid="00032e01" officeooo:paragraph-rsid="00032e0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rsid="00032e01" officeooo:paragraph-rsid="0004535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rsid="00032e01" officeooo:paragraph-rsid="0004e488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rsid="00032e01" officeooo:paragraph-rsid="00069db5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rsid="00032e01" officeooo:paragraph-rsid="000aa8a2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rsid="00032e01" officeooo:paragraph-rsid="000c6898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rsid="00032e01" officeooo:paragraph-rsid="000db2f5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rsid="00032e01" officeooo:paragraph-rsid="000f7792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bold" officeooo:rsid="00032e01" officeooo:paragraph-rsid="00136f87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officeooo:rsid="000f7792" officeooo:paragraph-rsid="000f7792" style:font-size-asian="10pt" style:font-size-complex="10pt"/>
    </style:style>
    <style:style style:name="P27" style:family="paragraph" style:parent-style-name="Standard">
      <style:text-properties style:font-name="Arial" fo:font-size="10pt" fo:font-weight="normal" officeooo:rsid="00032e01" officeooo:paragraph-rsid="00136f8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fo:font-size="10pt" fo:font-weight="bold" officeooo:rsid="00032e01" officeooo:paragraph-rsid="000f7792" style:font-size-asian="10pt" style:font-weight-asian="bold" style:font-size-complex="10pt" style:font-weight-complex="bold"/>
    </style:style>
    <style:style style:name="T1" style:family="text">
      <style:text-properties officeooo:rsid="00045352"/>
    </style:style>
    <style:style style:name="T2" style:family="text">
      <style:text-properties officeooo:rsid="0004e488"/>
    </style:style>
    <style:style style:name="T3" style:family="text">
      <style:text-properties officeooo:rsid="00069db5"/>
    </style:style>
    <style:style style:name="T4" style:family="text">
      <style:text-properties officeooo:rsid="000aa8a2"/>
    </style:style>
    <style:style style:name="T5" style:family="text">
      <style:text-properties officeooo:rsid="000c6898"/>
    </style:style>
    <style:style style:name="T6" style:family="text">
      <style:text-properties officeooo:rsid="000db2f5"/>
    </style:style>
    <style:style style:name="T7" style:family="text">
      <style:text-properties officeooo:rsid="000f7792"/>
    </style:style>
    <style:style style:name="T8" style:family="text">
      <style:text-properties officeooo:rsid="00136f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779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7">-------------- QUESTÃO 01 ----------------</text:p>
      <text:p text:style-name="P1">.data</text:p>
      <text:p text:style-name="P1">x: .word 1 ,0 ,5 ,-2 ,-5 , 7</text:p>
      <text:p text:style-name="P1">space: .asciiz "\n"</text:p>
      <text:p text:style-name="P1">.text </text:p>
      <text:p text:style-name="P1">main: </text:p>
      <text:p text:style-name="P1"><text:tab/>la $t0, x </text:p>
      <text:p text:style-name="P1"><text:tab/>lw $t4, 0($t0)</text:p>
      <text:p text:style-name="P1"><text:tab/>lw $t5, 4($t0)</text:p>
      <text:p text:style-name="P1"><text:tab/>lw $t6, 16($t0)</text:p>
      <text:p text:style-name="P1"><text:tab/>add $t4, $t4, $t5 </text:p>
      <text:p text:style-name="P1"><text:tab/>addu $t4, $t4, $t6</text:p>
      <text:p text:style-name="P1"><text:tab/>addi $3, $0, 100 </text:p>
      <text:p text:style-name="P1"><text:tab/>sw $3 32($t0)<text:tab/></text:p>
      <text:p text:style-name="P1"><text:tab/>li $v0, 1 </text:p>
      <text:p text:style-name="P1"><text:tab/>lw $a0, 0($t0) <text:tab/><text:tab/>syscall</text:p>
      <text:p text:style-name="P1"><text:tab/>li $v0, 4 </text:p>
      <text:p text:style-name="P1"><text:tab/>la $a0, space </text:p>
      <text:p text:style-name="P1"><text:tab/>syscall<text:tab/></text:p>
      <text:p text:style-name="P1"><text:tab/>li $v0, 1 </text:p>
      <text:p text:style-name="P1"><text:tab/>lw $a0, 4($t0) </text:p>
      <text:p text:style-name="P1"><text:tab/>syscall </text:p>
      <text:p text:style-name="P1"><text:tab/>li $v0, 4 </text:p>
      <text:p text:style-name="P1"><text:tab/>la $a0, space </text:p>
      <text:p text:style-name="P1"><text:tab/>syscall<text:tab/><text:tab/></text:p>
      <text:p text:style-name="P1"><text:tab/>li $v0, 1 </text:p>
      <text:p text:style-name="P1"><text:tab/>lw $a0, 8($t0) </text:p>
      <text:p text:style-name="P1"><text:tab/>syscall </text:p>
      <text:p text:style-name="P1"><text:tab/>li $v0, 4 <text:tab/><text:tab/><text:tab/>la $a0, space </text:p>
      <text:p text:style-name="P1"><text:tab/>syscall<text:tab/><text:tab/><text:tab/><text:tab/></text:p>
      <text:p text:style-name="P1"><text:tab/>li $v0, 1 </text:p>
      <text:p text:style-name="P1"><text:tab/>lw $a0, 16($t0) </text:p>
      <text:p text:style-name="P1"><text:tab/>syscall </text:p>
      <text:p text:style-name="P1"><text:tab/>li $v0, 4 </text:p>
      <text:p text:style-name="P1"><text:tab/>la $a0, space <text:tab/><text:tab/>syscall<text:tab/></text:p>
      <text:p text:style-name="P1"><text:tab/>li $v0, 1 </text:p>
      <text:p text:style-name="P1"><text:tab/>lw $a0, 32($t0) <text:tab/></text:p>
      <text:p text:style-name="P1"><text:tab/>syscall </text:p>
      <text:p text:style-name="P1"><text:tab/>li $v0, 4</text:p>
      <text:p text:style-name="P1"><text:s/><text:tab/>la $a0, space<text:tab/><text:tab/><text:tab/>syscall</text:p>
      <text:p text:style-name="P1"><text:tab/>li $v0, 1 </text:p>
      <text:p text:style-name="P1"><text:tab/>lw $a0, 36($t0) </text:p>
      <text:p text:style-name="P9"><text:tab/>syscall</text:p>
      <text:p text:style-name="P18">---------------- <text:span text:style-name="T1">QUESTÃO 02 --------------</text:span></text:p>
      <text:p text:style-name="P2">.data</text:p>
      <text:p text:style-name="P2">n: .word 0, 0, 0, 0, 0, 0</text:p>
      <text:p text:style-name="P2">i: .word 0</text:p>
      <text:p text:style-name="P2">size: .word 5</text:p>
      <text:p text:style-name="P2">spc: .asciiz "\n"</text:p>
      <text:p text:style-name="P2">.text</text:p>
      <text:p text:style-name="P2">main:<text:tab/>la $8, n</text:p>
      <text:p text:style-name="P2"><text:tab/>lw $9, i</text:p>
      <text:p text:style-name="P2"><text:tab/>lw $10, size</text:p>
      <text:p text:style-name="P2">loop:<text:tab/>bgt $9, $10, zero</text:p>
      <text:p text:style-name="P2"><text:tab/>li $2, 5 </text:p>
      <text:p text:style-name="P2"><text:tab/>syscall</text:p>
      <text:p text:style-name="P2"><text:tab/>move $11, $2</text:p>
      <text:p text:style-name="P2"><text:tab/>sll $12, $9, 2</text:p>
      <text:p text:style-name="P2"><text:tab/>addu $12, $12, $8</text:p>
      <text:p text:style-name="P2"><text:tab/>sw $11 0($12)</text:p>
      <text:p text:style-name="P2"><text:tab/>addi $9, $9, 1</text:p>
      <text:p text:style-name="P2"><text:tab/>j loop</text:p>
      <text:p text:style-name="P2">zero:<text:tab/>addi $9, $0, 0</text:p>
      <text:p text:style-name="P2">print:<text:tab/>bgt $9, $10, exit</text:p>
      <text:p text:style-name="P2"><text:tab/>sll $12, $9, 2</text:p>
      <text:p text:style-name="P2"><text:tab/>addu $12, $12, $8</text:p>
      <text:p text:style-name="P2"><text:tab/>lw $14 0($12)</text:p>
      <text:p text:style-name="P2"><text:tab/>li $2, 1 </text:p>
      <text:p text:style-name="P2"><text:tab/>move $4, $14 </text:p>
      <text:p text:style-name="P2"><text:tab/>syscall</text:p>
      <text:p text:style-name="P2"><text:tab/>li $v0, 4 </text:p>
      <text:p text:style-name="P2"><text:tab/>la $a0, spc</text:p>
      <text:p text:style-name="P2"><text:tab/>syscall </text:p>
      <text:p text:style-name="P2"><text:tab/>addu $9, $9, 1</text:p>
      <text:p text:style-name="P2"><text:tab/>j print</text:p>
      <text:p text:style-name="P2">exit:</text:p>
      <text:p text:style-name="P10"/>
      <text:p text:style-name="P18">-------------- QUESTÃO 0<text:span text:style-name="T1">3</text:span> ----------------</text:p>
      <text:p text:style-name="P2">.data</text:p>
      <text:p text:style-name="P2">msg1: .asciiz "Digite um número: \n"</text:p>
      <text:p text:style-name="P2">msg2: .asciiz "\n"</text:p>
      <text:p text:style-name="P2">msg3: .asciiz "Seus numeros ao quadrado:\n"</text:p>
      <text:p text:style-name="P2">x: .word 0, 0, 0, 0, 0, 0, 0, 0, 0, 0</text:p>
      <text:p text:style-name="P2">i: .word 0</text:p>
      <text:p text:style-name="P2">size: .word 9</text:p>
      <text:p text:style-name="P2">.text</text:p>
      <text:p text:style-name="P2">main:</text:p>
      <text:p text:style-name="P2"><text:tab/>la $8, x </text:p>
      <text:p text:style-name="P2"><text:tab/>lw $9, i </text:p>
      <text:p text:style-name="P2"><text:tab/>lw $10, size<text:tab/></text:p>
      <text:p text:style-name="P2">ler_int: </text:p>
      <text:p text:style-name="P2"><text:tab/>bgt $9, $10, exit_loop</text:p>
      <text:p text:style-name="P2"><text:tab/>li $v0, 4 </text:p>
      <text:p text:style-name="P2"><text:tab/>la $a0, msg1</text:p>
      <text:p text:style-name="P2"><text:tab/>syscall </text:p>
      <text:p text:style-name="P2"><text:tab/>li $2, 5 <text:s text:c="2"/></text:p>
      <text:p text:style-name="P2"><text:tab/>syscall </text:p>
      <text:p text:style-name="P2"><text:tab/>move $11, $2</text:p>
      <text:p text:style-name="P2"><text:tab/>mult $11, $11 </text:p>
      <text:p text:style-name="P2"><text:tab/>mflo $11 </text:p>
      <text:p text:style-name="P2"><text:tab/>sll $12, $9, 2</text:p>
      <text:p text:style-name="P2"><text:tab/>addu $12, $12, $8</text:p>
      <text:p text:style-name="P2"><text:tab/>sw $11 0($12)</text:p>
      <text:p text:style-name="P2"><text:tab/>addu $9, $9, 1 </text:p>
      <text:p text:style-name="P2"><text:tab/>j ler_int </text:p>
      <text:p text:style-name="P2">exit_loop:<text:tab/></text:p>
      <text:p text:style-name="P2"><text:tab/>add $9, $0, $0</text:p>
      <text:p text:style-name="P2"><text:tab/>li $v0, 4 </text:p>
      <text:p text:style-name="P2"><text:tab/>la $a0, msg3</text:p>
      <text:p text:style-name="P2"><text:tab/>syscall </text:p>
      <text:p text:style-name="P2">denovo:<text:tab/></text:p>
      <text:p text:style-name="P2"><text:tab/>bgt $9, $10, exit_finalmente</text:p>
      <text:p text:style-name="P2"><text:tab/>sll $12, $9, 2</text:p>
      <text:p text:style-name="P2"><text:tab/>addu $12, $12, $8</text:p>
      <text:p text:style-name="P2"><text:tab/>lw $14 0($12)</text:p>
      <text:p text:style-name="P2"><text:tab/>li $2, 1 </text:p>
      <text:p text:style-name="P2"><text:tab/>move $4, $14 </text:p>
      <text:p text:style-name="P2"><text:tab/>syscall</text:p>
      <text:p text:style-name="P2"><text:tab/>li $v0, 4 </text:p>
      <text:p text:style-name="P2"><text:tab/>la $a0, msg2</text:p>
      <text:p text:style-name="P2"><text:tab/>syscall </text:p>
      <text:p text:style-name="P2"><text:tab/>addu $9, $9, 1</text:p>
      <text:p text:style-name="P2"><text:tab/>j denovo </text:p>
      <text:p text:style-name="P2">exit_finalmente:</text:p>
      <text:p text:style-name="P10"/>
      <text:p text:style-name="P18">-------------- QUESTÃO <text:span text:style-name="T1">04</text:span> ----------------</text:p>
      <text:p text:style-name="P2">.data</text:p>
      <text:p text:style-name="P2">msg1: .asciiz "Digite um número: \n"</text:p>
      <text:p text:style-name="P2">msg2: .asciiz "Seus numeros ao quadrado:\n"</text:p>
      <text:p text:style-name="P2">msg3: .asciiz "Digite um número que serah somado ao registrador 3: \n"</text:p>
      <text:p text:style-name="P2">msg4: .asciiz "Digite um número que serah somado ao registrador 6: \n"</text:p>
      <text:p text:style-name="P2">msg5: .asciiz "A soma de x com o número é: \n"</text:p>
      <text:p text:style-name="P2">msg6: .asciiz "A soma de y com o número é: \n"</text:p>
      <text:p text:style-name="P2">msg7: .asciiz "\n"</text:p>
      <text:p text:style-name="P2">x: .word 0, 0, 0, 0, 0, 0, 0, 0</text:p>
      <text:p text:style-name="P2">i: .word 0</text:p>
      <text:p text:style-name="P2">size: .word 7</text:p>
      <text:p text:style-name="P2">.text</text:p>
      <text:p text:style-name="P2">main:</text:p>
      <text:p text:style-name="P2"><text:tab/>la $8, x </text:p>
      <text:p text:style-name="P2"><text:tab/>lw $9, i </text:p>
      <text:p text:style-name="P2"><text:tab/>lw $10, size</text:p>
      <text:p text:style-name="P2">ler_int: </text:p>
      <text:p text:style-name="P2"><text:tab/>bgt $9, $10, um</text:p>
      <text:p text:style-name="P2"><text:tab/>li $v0, 4 </text:p>
      <text:p text:style-name="P2"><text:tab/>la $a0, msg1</text:p>
      <text:p text:style-name="P2"><text:tab/>syscall </text:p>
      <text:p text:style-name="P2"><text:tab/>li $2, 5 <text:s text:c="2"/></text:p>
      <text:p text:style-name="P2"><text:tab/>syscall </text:p>
      <text:p text:style-name="P2"><text:tab/>move $11, $2</text:p>
      <text:p text:style-name="P2"><text:tab/>sll $12, $9, 2</text:p>
      <text:p text:style-name="P2"><text:tab/>addu $12, $12, $8</text:p>
      <text:p text:style-name="P2"><text:tab/>sw $11 0($12)</text:p>
      <text:p text:style-name="P2"><text:tab/>addu $9, $9, 1 </text:p>
      <text:p text:style-name="P2"><text:tab/>j ler_int </text:p>
      <text:p text:style-name="P2">um:<text:tab/>add $9, $0, $0</text:p>
      <text:p text:style-name="P2"><text:tab/>addi $9, $9, 3</text:p>
      <text:p text:style-name="P2"><text:tab/>sll $12, $9, 2</text:p>
      <text:p text:style-name="P2"><text:tab/>addu $12, $12, $8</text:p>
      <text:p text:style-name="P2"><text:tab/>lw $15 0($12)</text:p>
      <text:p text:style-name="P2"><text:tab/>li $v0, 4 </text:p>
      <text:p text:style-name="P2"><text:tab/>la $a0, msg3</text:p>
      <text:p text:style-name="P2"><text:tab/>syscall </text:p>
      <text:p text:style-name="P2"><text:tab/>li $2, 5 <text:s text:c="2"/></text:p>
      <text:p text:style-name="P2"><text:tab/>syscall </text:p>
      <text:p text:style-name="P2"><text:tab/>move $20, $2</text:p>
      <text:p text:style-name="P2"><text:tab/>add $15, $15, $20</text:p>
      <text:p text:style-name="P2"><text:tab/>j dois</text:p>
      <text:p text:style-name="P2">dois:<text:tab/>add $9, $0, $0</text:p>
      <text:p text:style-name="P2"><text:tab/>addi $9, $9, 6</text:p>
      <text:p text:style-name="P2"><text:tab/>sll $12, $9, 2</text:p>
      <text:p text:style-name="P2"><text:tab/>addu $12, $12, $8</text:p>
      <text:p text:style-name="P2"><text:tab/>lw $16 0($12)</text:p>
      <text:p text:style-name="P2"><text:tab/>li $v0, 4 </text:p>
      <text:p text:style-name="P2"><text:tab/>la $a0, msg4</text:p>
      <text:p text:style-name="P2"><text:tab/>syscall </text:p>
      <text:p text:style-name="P2"><text:tab/>li $2, 5 <text:s text:c="2"/></text:p>
      <text:p text:style-name="P2"><text:tab/>syscall </text:p>
      <text:p text:style-name="P2"><text:tab/>move $21, $2</text:p>
      <text:p text:style-name="P2"><text:tab/>add $16, $16, $21</text:p>
      <text:p text:style-name="P2"><text:tab/>j fim</text:p>
      <text:p text:style-name="P2">fim:<text:tab/>li $v0, 4 </text:p>
      <text:p text:style-name="P2"><text:tab/>la $a0, msg5</text:p>
      <text:p text:style-name="P2"><text:tab/>syscall </text:p>
      <text:p text:style-name="P2"><text:tab/>li $2, 1 </text:p>
      <text:p text:style-name="P2"><text:tab/>move $4, $15</text:p>
      <text:p text:style-name="P2"><text:tab/>syscall</text:p>
      <text:p text:style-name="P2"><text:tab/>li $v0, 4 </text:p>
      <text:p text:style-name="P2"><text:tab/>la $a0, msg7</text:p>
      <text:p text:style-name="P2"><text:tab/>syscall </text:p>
      <text:p text:style-name="P2"><text:tab/>li $v0, 4 </text:p>
      <text:p text:style-name="P2"><text:soft-page-break/><text:tab/>la $a0, msg6</text:p>
      <text:p text:style-name="P2"><text:tab/>syscall </text:p>
      <text:p text:style-name="P2"><text:tab/>li $2, 1 </text:p>
      <text:p text:style-name="P2"><text:tab/>move $4, $16 </text:p>
      <text:p text:style-name="P2"><text:tab/>syscall</text:p>
      <text:p text:style-name="P11"/>
      <text:p text:style-name="P19">-------------- QUESTÃO 0<text:span text:style-name="T2">5</text:span> ----------------</text:p>
      <text:p text:style-name="P3">.data</text:p>
      <text:p text:style-name="P3">x: .word 0,0,0,0,0,0,0,0,0,0</text:p>
      <text:p text:style-name="P3">i: .word 0</text:p>
      <text:p text:style-name="P3">cont: .word 9</text:p>
      <text:p text:style-name="P3">ms1: .asciiz "Digite 10 numeros \n"</text:p>
      <text:p text:style-name="P3">ms2: .asciiz "A quantidade de numeros pares e: "</text:p>
      <text:p text:style-name="P3">.text</text:p>
      <text:p text:style-name="P3"><text:s text:c="4"/>li $v0,4</text:p>
      <text:p text:style-name="P3"><text:s text:c="4"/>la $a0,ms1</text:p>
      <text:p text:style-name="P3"><text:s text:c="4"/>syscall</text:p>
      <text:p text:style-name="P3">main: </text:p>
      <text:p text:style-name="P3"><text:s text:c="4"/>lw $17, i</text:p>
      <text:p text:style-name="P3"><text:s text:c="4"/>lw $t2, cont</text:p>
      <text:p text:style-name="P3"><text:s text:c="4"/>la $t0, x</text:p>
      <text:p text:style-name="P3"><text:s text:c="4"/>addi $15,$0,2</text:p>
      <text:p text:style-name="P3"><text:s text:c="4"/>addi $16,$0,0 <text:s text:c="3"/></text:p>
      <text:p text:style-name="P3">loop:</text:p>
      <text:p text:style-name="P3"><text:s text:c="4"/>bgt $17,$t2,exit</text:p>
      <text:p text:style-name="P3"><text:s text:c="4"/>li $v0,5</text:p>
      <text:p text:style-name="P3"><text:s text:c="4"/>syscall</text:p>
      <text:p text:style-name="P3"><text:s text:c="4"/>move $9, $v0</text:p>
      <text:p text:style-name="P3"><text:s text:c="4"/>div $9,$15</text:p>
      <text:p text:style-name="P3"><text:s text:c="4"/>mfhi $15</text:p>
      <text:p text:style-name="P3"><text:s text:c="4"/>beqz $15,facaisso</text:p>
      <text:p text:style-name="P3"><text:s text:c="4"/>j else</text:p>
      <text:p text:style-name="P3">facaisso:</text:p>
      <text:p text:style-name="P3"><text:s text:c="4"/>addi $16,$16,1 <text:s text:c="6"/></text:p>
      <text:p text:style-name="P3">else: <text:s text:c="3"/></text:p>
      <text:p text:style-name="P3"><text:s text:c="4"/>sll $12,$17,2</text:p>
      <text:p text:style-name="P3"><text:s text:c="4"/>add $12,$12,$t0</text:p>
      <text:p text:style-name="P3"><text:s text:c="4"/>sw $9,0($12)</text:p>
      <text:p text:style-name="P3"><text:s text:c="4"/>addi $17,$17,1</text:p>
      <text:p text:style-name="P3"><text:s text:c="4"/>j loop</text:p>
      <text:p text:style-name="P3">exit:</text:p>
      <text:p text:style-name="P3"><text:s text:c="4"/>subu $21, $17, $16<text:tab/></text:p>
      <text:p text:style-name="P3"><text:s text:c="4"/>li $v0,1</text:p>
      <text:p text:style-name="P3"><text:s text:c="4"/>move $a0,$21</text:p>
      <text:p text:style-name="P3"><text:s text:c="4"/>syscall</text:p>
      <text:p text:style-name="P12"/>
      <text:p text:style-name="P20">-------------- QUESTÃO 0<text:span text:style-name="T3">6</text:span> ----------------</text:p>
      <text:p text:style-name="P4">.data</text:p>
      <text:p text:style-name="P4">msg1: .asciiz "Digite um número: \n"</text:p>
      <text:p text:style-name="P4">msg2: .asciiz "O maior numero eh: \n"</text:p>
      <text:p text:style-name="P4">msg3: .asciiz "O menor numero eh: \n"</text:p>
      <text:p text:style-name="P4">msg4: .asciiz "\n"</text:p>
      <text:p text:style-name="P4">x: .word 0, 0, 0, 0, 0, 0, 0, 0, 0, 0</text:p>
      <text:p text:style-name="P4">i: .word 0</text:p>
      <text:p text:style-name="P4">size: .word 9</text:p>
      <text:p text:style-name="P4">.text</text:p>
      <text:p text:style-name="P4">main:<text:tab/>la $8, x </text:p>
      <text:p text:style-name="P4"><text:tab/>lw $9, i </text:p>
      <text:p text:style-name="P4"><text:tab/>lw $10, size</text:p>
      <text:p text:style-name="P4">ler:<text:tab/>bgt $9, $10, zerar</text:p>
      <text:p text:style-name="P4"><text:tab/>li $v0, 4 </text:p>
      <text:p text:style-name="P4"><text:tab/>la $a0, msg1</text:p>
      <text:p text:style-name="P4"><text:tab/>syscall </text:p>
      <text:p text:style-name="P4"><text:tab/>li $2, 5 <text:s text:c="2"/></text:p>
      <text:p text:style-name="P4"><text:tab/>syscall </text:p>
      <text:p text:style-name="P4"><text:tab/>move $11, $2</text:p>
      <text:p text:style-name="P4"><text:tab/>bge $11, $30, cont</text:p>
      <text:p text:style-name="P4"><text:tab/>j continue</text:p>
      <text:p text:style-name="P4">cont:<text:tab/>add $30, $0, $11</text:p>
      <text:p text:style-name="P4"><text:tab/>j continue</text:p>
      <text:p text:style-name="P4">continue:<text:tab/>sll $12, $9, 2</text:p>
      <text:p text:style-name="P4"><text:tab/>addu $12, $12, $8</text:p>
      <text:p text:style-name="P4"><text:tab/>sw $11 0($12)</text:p>
      <text:p text:style-name="P4"><text:tab/>addu $9, $9, 1</text:p>
      <text:p text:style-name="P4"><text:tab/>j ler</text:p>
      <text:p text:style-name="P4">zerar:<text:tab/>add $9, $0, $0</text:p>
      <text:p text:style-name="P4"><text:tab/>add $31, $0, $30</text:p>
      <text:p text:style-name="P4">menor: <text:s text:c="2"/><text:tab/>bgt $9, $10, fim</text:p>
      <text:p text:style-name="P4"><text:tab/>sll $12, $9, 2</text:p>
      <text:p text:style-name="P4"><text:tab/>addu $12, $12, $8</text:p>
      <text:p text:style-name="P4"><text:tab/>lw $14 0($12)</text:p>
      <text:p text:style-name="P4"><text:tab/>ble $14, $31, contt</text:p>
      <text:p text:style-name="P4"><text:tab/>j continuee</text:p>
      <text:p text:style-name="P4">contt:<text:tab/>add $31, $0, $14</text:p>
      <text:p text:style-name="P4"><text:tab/>j continuee</text:p>
      <text:p text:style-name="P4">continuee:<text:tab/>addu $9, $9, 1</text:p>
      <text:p text:style-name="P4"><text:tab/>j menor</text:p>
      <text:p text:style-name="P4">fim:<text:tab/>li $v0, 4 </text:p>
      <text:p text:style-name="P4"><text:tab/>la $a0, msg2</text:p>
      <text:p text:style-name="P4"><text:tab/>syscall </text:p>
      <text:p text:style-name="P4"><text:tab/>li $2, 1 </text:p>
      <text:p text:style-name="P4"><text:tab/>move $4, $30</text:p>
      <text:p text:style-name="P4"><text:tab/>syscall</text:p>
      <text:p text:style-name="P4"><text:tab/>li $v0, 4 </text:p>
      <text:p text:style-name="P4"><text:tab/>la $a0, msg4</text:p>
      <text:p text:style-name="P4"><text:tab/>syscall </text:p>
      <text:p text:style-name="P4"><text:tab/>li $v0, 4 </text:p>
      <text:p text:style-name="P4"><text:tab/>la $a0, msg3</text:p>
      <text:p text:style-name="P4"><text:tab/>syscall </text:p>
      <text:p text:style-name="P4"><text:tab/>li $2, 1 </text:p>
      <text:p text:style-name="P4"><text:tab/>move $4, $31</text:p>
      <text:p text:style-name="P4"><text:tab/>syscall</text:p>
      <text:p text:style-name="P13"/>
      <text:p text:style-name="P21">-------------- QUESTÃO 0<text:span text:style-name="T4">7</text:span> ----------------</text:p>
      <text:p text:style-name="P5">.data</text:p>
      <text:p text:style-name="P5">msg1: .asciiz "Digite um número: \n"</text:p>
      <text:p text:style-name="P5">msg2: .asciiz "O maior numero eh: \n"</text:p>
      <text:p text:style-name="P5">msg3: .asciiz "O index do maior numero eh \n"</text:p>
      <text:p text:style-name="P5">msg4: .asciiz "\n"</text:p>
      <text:p text:style-name="P5">x: .word 0, 0, 0, 0, 0, 0, 0, 0, 0, 0</text:p>
      <text:p text:style-name="P5">i: .word 0</text:p>
      <text:p text:style-name="P5">size: .word 9</text:p>
      <text:p text:style-name="P5">.text</text:p>
      <text:p text:style-name="P5">main:<text:tab/>la $8, x </text:p>
      <text:p text:style-name="P5"><text:tab/>lw $9, i </text:p>
      <text:p text:style-name="P5"><text:tab/>lw $10, size</text:p>
      <text:p text:style-name="P5">ler:<text:tab/>bgt $9, $10, fim</text:p>
      <text:p text:style-name="P5"><text:tab/>li $v0, 4 </text:p>
      <text:p text:style-name="P5"><text:tab/>la $a0, msg1</text:p>
      <text:p text:style-name="P5"><text:tab/>syscall </text:p>
      <text:p text:style-name="P5"><text:tab/>li $2, 5 <text:s text:c="2"/></text:p>
      <text:p text:style-name="P5"><text:tab/>syscall </text:p>
      <text:p text:style-name="P5"><text:tab/>move $11, $2</text:p>
      <text:p text:style-name="P5"><text:tab/>bge $11, $30, cont</text:p>
      <text:p text:style-name="P5"><text:tab/>j continue</text:p>
      <text:p text:style-name="P5">cont:<text:tab/>add $30, $0, $11</text:p>
      <text:p text:style-name="P5"><text:tab/>add $31, $0, $9</text:p>
      <text:p text:style-name="P5"><text:tab/>j continue</text:p>
      <text:p text:style-name="P5">continue:<text:tab/>sll $12, $9, 2</text:p>
      <text:p text:style-name="P5"><text:tab/>addu $12, $12, $8</text:p>
      <text:p text:style-name="P5"><text:tab/>sw $11 0($12)</text:p>
      <text:p text:style-name="P5"><text:tab/>addu $9, $9, 1</text:p>
      <text:p text:style-name="P5"><text:tab/>j ler</text:p>
      <text:p text:style-name="P5">fim:<text:tab/>li $v0, 4 </text:p>
      <text:p text:style-name="P5"><text:tab/>la $a0, msg2</text:p>
      <text:p text:style-name="P5"><text:tab/>syscall </text:p>
      <text:p text:style-name="P5"><text:tab/>li $2, 1 </text:p>
      <text:p text:style-name="P5"><text:tab/>move $4, $30</text:p>
      <text:p text:style-name="P5"><text:tab/>syscall</text:p>
      <text:p text:style-name="P5"><text:tab/>li $v0, 4 </text:p>
      <text:p text:style-name="P5"><text:tab/>la $a0, msg4</text:p>
      <text:p text:style-name="P5"><text:tab/>syscall </text:p>
      <text:p text:style-name="P5"><text:tab/>li $v0, 4 </text:p>
      <text:p text:style-name="P5"><text:tab/>la $a0, msg3</text:p>
      <text:p text:style-name="P5"><text:tab/>syscall </text:p>
      <text:p text:style-name="P5"><text:tab/>li $2, 1 </text:p>
      <text:p text:style-name="P5"><text:tab/>move $4, $31</text:p>
      <text:p text:style-name="P5"><text:tab/>syscall</text:p>
      <text:p text:style-name="P14"/>
      <text:p text:style-name="P22">-------------- QUESTÃO 0<text:span text:style-name="T5">8</text:span> ----------------</text:p>
      <text:p text:style-name="P6">.data</text:p>
      <text:p text:style-name="P6">quebra: .asciiz "\n"</text:p>
      <text:p text:style-name="P6">ordem: .asciiz "Ordem Inversa: \n"</text:p>
      <text:p text:style-name="P6">.text</text:p>
      <text:p text:style-name="P6">main: li $v0, 5</text:p>
      <text:p text:style-name="P6"><text:s text:c="6"/>syscall</text:p>
      <text:p text:style-name="P6"><text:s text:c="6"/>move $8, $v0 </text:p>
      <text:p text:style-name="P6"><text:s text:c="6"/>li $v0, 5</text:p>
      <text:p text:style-name="P6"><text:s text:c="6"/>syscall</text:p>
      <text:p text:style-name="P6"><text:s text:c="6"/>move $9, $v0</text:p>
      <text:p text:style-name="P6"><text:s text:c="6"/>li $v0, 5</text:p>
      <text:p text:style-name="P6"><text:s text:c="6"/>syscall</text:p>
      <text:p text:style-name="P6"><text:s text:c="6"/>move $10, $v0</text:p>
      <text:p text:style-name="P6"><text:s text:c="6"/>li $v0, 5</text:p>
      <text:p text:style-name="P6"><text:s text:c="6"/>syscall</text:p>
      <text:p text:style-name="P6"><text:s text:c="6"/>move $11, $v0</text:p>
      <text:p text:style-name="P6"><text:s text:c="6"/>li $v0, 5</text:p>
      <text:p text:style-name="P6"><text:s text:c="6"/>syscall</text:p>
      <text:p text:style-name="P6"><text:s text:c="6"/>move $12, $v0</text:p>
      <text:p text:style-name="P6"><text:s text:c="6"/>li $v0, 5</text:p>
      <text:p text:style-name="P6"><text:s text:c="6"/>syscall</text:p>
      <text:p text:style-name="P6"><text:s text:c="6"/>move $13, $v0 <text:s text:c="10"/></text:p>
      <text:p text:style-name="P6"><text:s text:c="6"/>li $v0, 4</text:p>
      <text:p text:style-name="P6"><text:s text:c="6"/>la $a0, quebra</text:p>
      <text:p text:style-name="P6"><text:s text:c="6"/>syscall</text:p>
      <text:p text:style-name="P6"><text:s text:c="6"/>j funcao <text:s text:c="4"/></text:p>
      <text:p text:style-name="P6">funcao: li $v0, 4</text:p>
      <text:p text:style-name="P6"><text:s text:c="8"/>la $a0, ordem</text:p>
      <text:p text:style-name="P6"><text:s text:c="8"/>syscall</text:p>
      <text:p text:style-name="P6"><text:s text:c="8"/>li $v0, 1</text:p>
      <text:p text:style-name="P6"><text:s text:c="8"/>move $a0, $13</text:p>
      <text:p text:style-name="P6"><text:s text:c="8"/>syscall</text:p>
      <text:p text:style-name="P6"><text:s text:c="8"/>li $v0, 4</text:p>
      <text:p text:style-name="P6"><text:s text:c="8"/>la $a0, quebra</text:p>
      <text:p text:style-name="P6"><text:s text:c="8"/>syscall</text:p>
      <text:p text:style-name="P6"><text:s text:c="8"/>li $v0, 1</text:p>
      <text:p text:style-name="P6"><text:s text:c="8"/>move $a0, $12</text:p>
      <text:p text:style-name="P6"><text:s text:c="8"/>syscall</text:p>
      <text:p text:style-name="P6"><text:s text:c="8"/>li $v0, 4</text:p>
      <text:p text:style-name="P6"><text:s text:c="8"/>la $a0, quebra</text:p>
      <text:p text:style-name="P6"><text:s text:c="8"/>syscall</text:p>
      <text:p text:style-name="P6"><text:s text:c="8"/>li $v0, 1</text:p>
      <text:p text:style-name="P6"><text:s text:c="8"/>move $a0, $11</text:p>
      <text:p text:style-name="P6"><text:s text:c="8"/>syscall</text:p>
      <text:p text:style-name="P6"><text:s text:c="8"/>li $v0, 4</text:p>
      <text:p text:style-name="P6"><text:s text:c="8"/>la $a0, quebra <text:s text:c="7"/></text:p>
      <text:p text:style-name="P6"><text:tab/>syscall</text:p>
      <text:p text:style-name="P6"><text:s text:c="8"/>li $v0, 1</text:p>
      <text:p text:style-name="P6"><text:s text:c="8"/>move $a0, $10</text:p>
      <text:p text:style-name="P6"><text:s text:c="8"/>syscall </text:p>
      <text:p text:style-name="P6"><text:soft-page-break/><text:s text:c="9"/>li $v0, 4</text:p>
      <text:p text:style-name="P6"><text:s text:c="8"/>la $a0, quebra</text:p>
      <text:p text:style-name="P6"><text:s text:c="8"/>syscall </text:p>
      <text:p text:style-name="P6"><text:s text:c="8"/>li $v0, 1</text:p>
      <text:p text:style-name="P6"><text:s text:c="8"/>move $a0, $9</text:p>
      <text:p text:style-name="P6"><text:s text:c="8"/>syscall</text:p>
      <text:p text:style-name="P6"><text:s text:c="8"/>li $v0, 4</text:p>
      <text:p text:style-name="P6"><text:s text:c="8"/>la $a0, quebra</text:p>
      <text:p text:style-name="P6"><text:s text:c="8"/>syscall</text:p>
      <text:p text:style-name="P6"><text:s text:c="8"/>li $v0, 1</text:p>
      <text:p text:style-name="P6"><text:s text:c="8"/>move $a0, $8</text:p>
      <text:p text:style-name="P6"><text:s text:c="8"/>syscall <text:s text:c="3"/></text:p>
      <text:p text:style-name="P6"><text:s text:c="8"/>j exit <text:s text:c="2"/></text:p>
      <text:p text:style-name="P6">exit:</text:p>
      <text:p text:style-name="P14"/>
      <text:p text:style-name="P22">-------------- QUESTÃO 0<text:span text:style-name="T5">9</text:span> ----------------</text:p>
      <text:p text:style-name="P6">.data</text:p>
      <text:p text:style-name="P6">msg1: .asciiz "Digite um número par: \n"</text:p>
      <text:p text:style-name="P6">msg2: .asciiz "\n"</text:p>
      <text:p text:style-name="P6">msg3: .asciiz "essa eh a sua sequencia inversa: \n"</text:p>
      <text:p text:style-name="P6">x: .word 0, 0, 0, 0, 0, 0, 0, 0, 0, 0</text:p>
      <text:p text:style-name="P6">i: .word 0</text:p>
      <text:p text:style-name="P6">size: .word 5</text:p>
      <text:p text:style-name="P6">.text</text:p>
      <text:p text:style-name="P6">main:</text:p>
      <text:p text:style-name="P6"><text:tab/>la $8, x </text:p>
      <text:p text:style-name="P6"><text:tab/>lw $9, i </text:p>
      <text:p text:style-name="P6"><text:tab/>lw $10, size</text:p>
      <text:p text:style-name="P6">ler_int: </text:p>
      <text:p text:style-name="P6"><text:tab/>bgt $9, $10, exit_loop</text:p>
      <text:p text:style-name="P6"><text:tab/>li $v0, 4 </text:p>
      <text:p text:style-name="P6"><text:tab/>la $a0, msg1</text:p>
      <text:p text:style-name="P6"><text:tab/>syscall </text:p>
      <text:p text:style-name="P6"><text:tab/>li $2, 5 <text:s text:c="2"/></text:p>
      <text:p text:style-name="P6"><text:tab/>syscall </text:p>
      <text:p text:style-name="P6"><text:tab/>move $11, $2</text:p>
      <text:p text:style-name="P6"><text:tab/>sll $12, $9, 2</text:p>
      <text:p text:style-name="P6"><text:tab/>addu $12, $12, $8</text:p>
      <text:p text:style-name="P6"><text:tab/>sw $11 0($12)</text:p>
      <text:p text:style-name="P6"><text:tab/>addu $9, $9, 1 </text:p>
      <text:p text:style-name="P6"><text:tab/>j ler_int </text:p>
      <text:p text:style-name="P6">exit_loop: </text:p>
      <text:p text:style-name="P6">LOOP:</text:p>
      <text:p text:style-name="P6"><text:tab/>beqz $10, exit </text:p>
      <text:p text:style-name="P6"><text:tab/>sll $12, $9, 2</text:p>
      <text:p text:style-name="P6"><text:tab/>addu $12, $12, $8</text:p>
      <text:p text:style-name="P6"><text:tab/>lw $11 0($12)</text:p>
      <text:p text:style-name="P6"><text:tab/>li $v0, 1 </text:p>
      <text:p text:style-name="P6"><text:tab/>move $a0, $11 </text:p>
      <text:p text:style-name="P6"><text:tab/>syscall </text:p>
      <text:p text:style-name="P6"><text:tab/>addu $9, $9, -1 </text:p>
      <text:p text:style-name="P6"><text:tab/>j LOOP</text:p>
      <text:p text:style-name="P6">exit:</text:p>
      <text:p text:style-name="P15"/>
      <text:p text:style-name="P23">-------------- QUESTÃO <text:span text:style-name="T6">10</text:span> ----------------</text:p>
      <text:p text:style-name="P7">.data</text:p>
      <text:p text:style-name="P7">x: .word 0, 0, 0, 0, 0, 0, 0, 0, 0, 0, 0, 0, 0, 0, 0</text:p>
      <text:p text:style-name="P7">i: .word 0</text:p>
      <text:p text:style-name="P7">size: .word 14</text:p>
      <text:p text:style-name="P7">spc: .asciiz "\n"</text:p>
      <text:p text:style-name="P7">.text</text:p>
      <text:p text:style-name="P7">main:<text:tab/>la $8, x</text:p>
      <text:p text:style-name="P7"><text:tab/>lw $9, i</text:p>
      <text:p text:style-name="P7"><text:tab/>lw $10, size</text:p>
      <text:p text:style-name="P7"><text:tab/>addi $15, $0, 15</text:p>
      <text:p text:style-name="P7">loop:<text:tab/>bgt $9, $10, media</text:p>
      <text:p text:style-name="P7"><text:tab/>li $2, 5 </text:p>
      <text:p text:style-name="P7"><text:tab/>syscall</text:p>
      <text:p text:style-name="P7"><text:tab/>move $11, $2</text:p>
      <text:p text:style-name="P7"><text:tab/>sll $12, $9, 2</text:p>
      <text:p text:style-name="P7"><text:tab/>addu $12, $12, $8</text:p>
      <text:p text:style-name="P7"><text:tab/>sw $11 0($12)</text:p>
      <text:p text:style-name="P7"><text:tab/>add $14, $14, $11</text:p>
      <text:p text:style-name="P7"><text:tab/>addi $9, $9, 1</text:p>
      <text:p text:style-name="P7"><text:tab/>j loop</text:p>
      <text:p text:style-name="P7">media:<text:tab/>div $14, $15</text:p>
      <text:p text:style-name="P7"><text:tab/>mflo $16</text:p>
      <text:p text:style-name="P7"><text:tab/>li $2, 1 </text:p>
      <text:p text:style-name="P7"><text:tab/>move $4, $16</text:p>
      <text:p text:style-name="P7"><text:tab/>syscall</text:p>
      <text:p text:style-name="P7">exit:</text:p>
      <text:p text:style-name="P16"/>
      <text:p text:style-name="P24">-------------- QUESTÃO <text:span text:style-name="T6">11</text:span> ----------------</text:p>
      <text:p text:style-name="P8">.data </text:p>
      <text:p text:style-name="P8">vetor: .word 0,0,0,0,0,0,0,0,0,0</text:p>
      <text:p text:style-name="P8">i: .word 0 </text:p>
      <text:p text:style-name="P8">size: .word 9 </text:p>
      <text:p text:style-name="P8">.text </text:p>
      <text:p text:style-name="P8">main:<text:tab/>la $8, vetor</text:p>
      <text:p text:style-name="P8"><text:tab/>lw $9, i</text:p>
      <text:p text:style-name="P8"><text:tab/>lw $10, size</text:p>
      <text:p text:style-name="P8">begin_loop:</text:p>
      <text:p text:style-name="P8"><text:tab/>bgt $9, $10, print_resultado<text:tab/></text:p>
      <text:p text:style-name="P8"><text:tab/>addi $2, $0, 5 </text:p>
      <text:p text:style-name="P8"><text:tab/>syscall </text:p>
      <text:p text:style-name="P8"><text:tab/>add $13, $0, $2</text:p>
      <text:p text:style-name="P8">soma_positivos:</text:p>
      <text:p text:style-name="P8"><text:tab/>bgtz $13, conte_um_pos</text:p>
      <text:p text:style-name="P8"><text:tab/>j menor_que_zero </text:p>
      <text:p text:style-name="P8">conte_um_pos:</text:p>
      <text:p text:style-name="P8"><text:tab/>add $14, $14, $13 </text:p>
      <text:p text:style-name="P8">menor_que_zero:</text:p>
      <text:p text:style-name="P8"><text:tab/>bltz $13, conte_um</text:p>
      <text:p text:style-name="P8"><text:tab/>j nao_conte<text:tab/><text:tab/></text:p>
      <text:p text:style-name="P8">conte_um:</text:p>
      <text:p text:style-name="P8"><text:tab/>addi $12, $12, 1 <text:tab/></text:p>
      <text:p text:style-name="P8"><text:tab/>j nao_conte</text:p>
      <text:p text:style-name="P8">nao_conte:<text:tab/><text:tab/></text:p>
      <text:p text:style-name="P8"><text:tab/>sll $11, $9, 2</text:p>
      <text:p text:style-name="P8"><text:tab/>addu $11, $11, $8 <text:s/></text:p>
      <text:p text:style-name="P8"><text:tab/>sw $13 0($11)<text:tab/><text:tab/></text:p>
      <text:p text:style-name="P8"><text:tab/>addi $9, $9, 1 </text:p>
      <text:p text:style-name="P8"><text:tab/>j begin_loop</text:p>
      <text:p text:style-name="P8">print_resultado: </text:p>
      <text:p text:style-name="P8"><text:tab/>addi $2, $0, 1 </text:p>
      <text:p text:style-name="P8"><text:tab/>syscall </text:p>
      <text:p text:style-name="P8"><text:tab/>add $4, $0, $12</text:p>
      <text:p text:style-name="P16"/>
      <text:p text:style-name="P24">-------------- QUESTÃO <text:span text:style-name="T6">12</text:span> ----------------</text:p>
      <text:p text:style-name="P8">.data</text:p>
      <text:p text:style-name="P8">msg1: .asciiz "Digite um número: \n"</text:p>
      <text:p text:style-name="P8">msg2: .asciiz "O maior numero eh: \n"</text:p>
      <text:p text:style-name="P8">msg3: .asciiz "O menor numero eh: \n"</text:p>
      <text:p text:style-name="P8">msg5: .asciiz "A media eh: \n"</text:p>
      <text:p text:style-name="P8">msg4: .asciiz "\n"</text:p>
      <text:p text:style-name="P8">msg6: .asciiz "Os numeros que voce digitou sao: \n"</text:p>
      <text:p text:style-name="P8">x: .word 0, 0, 0, 0, 0</text:p>
      <text:p text:style-name="P8">i: .word 0</text:p>
      <text:p text:style-name="P8">size: .word 4</text:p>
      <text:p text:style-name="P8">.text</text:p>
      <text:p text:style-name="P8">main:<text:tab/>la $8, x </text:p>
      <text:p text:style-name="P8"><text:tab/>lw $9, i </text:p>
      <text:p text:style-name="P8"><text:tab/>lw $10, size</text:p>
      <text:p text:style-name="P8">ler:<text:tab/>addi $27, $0, 5</text:p>
      <text:p text:style-name="P8"><text:tab/>bgt $9, $10, zerar</text:p>
      <text:p text:style-name="P8"><text:tab/>li $v0, 4 </text:p>
      <text:p text:style-name="P8"><text:tab/>la $a0, msg1</text:p>
      <text:p text:style-name="P8"><text:tab/>syscall </text:p>
      <text:p text:style-name="P8"><text:tab/>li $2, 5 <text:s text:c="2"/></text:p>
      <text:p text:style-name="P8"><text:tab/>syscall </text:p>
      <text:p text:style-name="P8"><text:tab/>move $11, $2</text:p>
      <text:p text:style-name="P8"><text:tab/>add $25, $25, $11</text:p>
      <text:p text:style-name="P8"><text:tab/>bge $11, $30, cont</text:p>
      <text:p text:style-name="P8"><text:tab/>j continue</text:p>
      <text:p text:style-name="P8">cont:<text:tab/>add $30, $0, $11</text:p>
      <text:p text:style-name="P8"><text:tab/>j continue</text:p>
      <text:p text:style-name="P8">continue:sll $12, $9, 2</text:p>
      <text:p text:style-name="P8"><text:tab/>addu $12, $12, $8</text:p>
      <text:p text:style-name="P8"><text:tab/>sw $11 0($12)</text:p>
      <text:p text:style-name="P8"><text:tab/>addu $9, $9, 1</text:p>
      <text:p text:style-name="P8"><text:tab/>j ler</text:p>
      <text:p text:style-name="P8">zerar:<text:tab/>add $9, $0, $0</text:p>
      <text:p text:style-name="P8"><text:tab/>add $31, $0, $30</text:p>
      <text:p text:style-name="P8">menor: <text:s text:c="2"/>bgt $9, $10, zerarr</text:p>
      <text:p text:style-name="P8"><text:tab/>sll $12, $9, 2</text:p>
      <text:p text:style-name="P8"><text:tab/>addu $12, $12, $8</text:p>
      <text:p text:style-name="P8"><text:tab/>lw $14 0($12)</text:p>
      <text:p text:style-name="P8"><text:tab/>ble $14, $31, contt</text:p>
      <text:p text:style-name="P8"><text:tab/>j continuee</text:p>
      <text:p text:style-name="P8">contt:<text:tab/>add $31, $0, $14</text:p>
      <text:p text:style-name="P8"><text:tab/>j continuee</text:p>
      <text:p text:style-name="P8">continuee:<text:tab/>addu $9, $9, 1</text:p>
      <text:p text:style-name="P8"><text:tab/>j menor</text:p>
      <text:p text:style-name="P8">zerarr:<text:tab/>addi $9, $0, 0</text:p>
      <text:p text:style-name="P8"><text:tab/>j printarr</text:p>
      <text:p text:style-name="P8">printarr:<text:tab/>li $v0, 4 </text:p>
      <text:p text:style-name="P8"><text:tab/>la $a0, msg6</text:p>
      <text:p text:style-name="P8"><text:tab/>syscall </text:p>
      <text:p text:style-name="P8"><text:tab/>j printar<text:tab/></text:p>
      <text:p text:style-name="P8">printar:<text:tab/>bgt $9, $10, fim</text:p>
      <text:p text:style-name="P8"><text:tab/>sll $12, $9, 2</text:p>
      <text:p text:style-name="P8"><text:tab/>addu $12, $12, $8</text:p>
      <text:p text:style-name="P8"><text:tab/>lw $19 0($12)</text:p>
      <text:p text:style-name="P8"><text:tab/>li $2, 1 </text:p>
      <text:p text:style-name="P8"><text:tab/>move $4, $19</text:p>
      <text:p text:style-name="P8"><text:tab/>syscall</text:p>
      <text:p text:style-name="P8"><text:tab/>li $v0, 4 </text:p>
      <text:p text:style-name="P8"><text:tab/>la $a0, msg4</text:p>
      <text:p text:style-name="P8"><text:tab/>syscall </text:p>
      <text:p text:style-name="P8"><text:tab/>addu $9, $9, 1</text:p>
      <text:p text:style-name="P8"><text:tab/>j printar</text:p>
      <text:p text:style-name="P8">fim:<text:tab/>div $25, $27 #media</text:p>
      <text:p text:style-name="P8"><text:tab/>mflo $25</text:p>
      <text:p text:style-name="P8"><text:tab/>li $v0, 4 </text:p>
      <text:p text:style-name="P8"><text:tab/>la $a0, msg2</text:p>
      <text:p text:style-name="P8"><text:tab/>syscall </text:p>
      <text:p text:style-name="P8"><text:tab/>li $2, 1 </text:p>
      <text:p text:style-name="P8"><text:tab/>move $4, $30</text:p>
      <text:p text:style-name="P8"><text:tab/>syscall</text:p>
      <text:p text:style-name="P8"><text:tab/>li $v0, 4 </text:p>
      <text:p text:style-name="P8"><text:tab/>la $a0, msg4</text:p>
      <text:p text:style-name="P8"><text:tab/>syscall </text:p>
      <text:p text:style-name="P8"><text:tab/>li $v0, 4 </text:p>
      <text:p text:style-name="P8"><text:tab/>la $a0, msg3</text:p>
      <text:p text:style-name="P8"><text:tab/>syscall </text:p>
      <text:p text:style-name="P8"><text:tab/>li $2, 1 </text:p>
      <text:p text:style-name="P8"><text:tab/>move $4, $31</text:p>
      <text:p text:style-name="P8"><text:soft-page-break/><text:tab/>syscall</text:p>
      <text:p text:style-name="P8"><text:tab/>li $v0, 4 </text:p>
      <text:p text:style-name="P8"><text:tab/>la $a0, msg4</text:p>
      <text:p text:style-name="P8"><text:tab/>syscall </text:p>
      <text:p text:style-name="P8"><text:tab/>li $v0, 4 </text:p>
      <text:p text:style-name="P8"><text:tab/>la $a0, msg5</text:p>
      <text:p text:style-name="P8"><text:tab/>syscall </text:p>
      <text:p text:style-name="P8"><text:tab/>li $2, 1 </text:p>
      <text:p text:style-name="P8"><text:tab/>move $4, $25</text:p>
      <text:p text:style-name="P8"><text:tab/>syscall</text:p>
      <text:p text:style-name="P16"/>
      <text:p text:style-name="P24">-------------- QUESTÃO <text:span text:style-name="T6">13</text:span> ----------------</text:p>
      <text:p text:style-name="P8">.data </text:p>
      <text:p text:style-name="P8">vetor: .word 0,0,0,0,0,0,0,0,0,0</text:p>
      <text:p text:style-name="P8">i: .word 0 </text:p>
      <text:p text:style-name="P8">size: .word 5</text:p>
      <text:p text:style-name="P8">.text </text:p>
      <text:p text:style-name="P8">main:</text:p>
      <text:p text:style-name="P8"><text:tab/>la $8, vetor</text:p>
      <text:p text:style-name="P8"><text:tab/>lw $9, i</text:p>
      <text:p text:style-name="P8"><text:tab/>lw $10, size<text:tab/></text:p>
      <text:p text:style-name="P8">begin_loop:</text:p>
      <text:p text:style-name="P8"><text:tab/>bgt $9, $10, print_resultado</text:p>
      <text:p text:style-name="P8"><text:tab/>addi $2, $0, 5 </text:p>
      <text:p text:style-name="P8"><text:tab/>syscall </text:p>
      <text:p text:style-name="P8"><text:tab/>add $13, $0, $2<text:tab/></text:p>
      <text:p text:style-name="P8">pega_maior: </text:p>
      <text:p text:style-name="P8"><text:tab/>bge $2, $14, peguei_maior</text:p>
      <text:p text:style-name="P8"><text:tab/>j pega_menor</text:p>
      <text:p text:style-name="P8">peguei_maior: </text:p>
      <text:p text:style-name="P8"><text:tab/>add $14, $0, $2</text:p>
      <text:p text:style-name="P8"><text:tab/>add $17, $0, $9 </text:p>
      <text:p text:style-name="P8">pega_menor:</text:p>
      <text:p text:style-name="P8"><text:tab/>blt $2, $14, peguei_menor</text:p>
      <text:p text:style-name="P8"><text:tab/>j principal </text:p>
      <text:p text:style-name="P8">peguei_menor: </text:p>
      <text:p text:style-name="P8"><text:tab/>add $15, $0, $2</text:p>
      <text:p text:style-name="P8"><text:tab/>add $18, $0, $9</text:p>
      <text:p text:style-name="P8">principal: <text:tab/></text:p>
      <text:p text:style-name="P8"><text:tab/>sll $11, $9, 2</text:p>
      <text:p text:style-name="P8"><text:tab/>addu $11, $11, $8 <text:s/></text:p>
      <text:p text:style-name="P8"><text:tab/>sw $13 0($11)<text:tab/><text:tab/></text:p>
      <text:p text:style-name="P8"><text:tab/>addi $9, $9, 1 </text:p>
      <text:p text:style-name="P8"><text:tab/>j begin_loop<text:tab/></text:p>
      <text:p text:style-name="P8">print_resultado: </text:p>
      <text:p text:style-name="P8"><text:tab/>addi $2, $0, 5 </text:p>
      <text:p text:style-name="P8"><text:tab/>syscall </text:p>
      <text:p text:style-name="P8"><text:tab/>add $4, $0, $17<text:tab/></text:p>
      <text:p text:style-name="P8"><text:tab/>addi $2, $0, 5 </text:p>
      <text:p text:style-name="P8"><text:tab/>syscall </text:p>
      <text:p text:style-name="P8"><text:tab/>add $4, $0, $18 </text:p>
      <text:p text:style-name="P16"/>
      <text:p text:style-name="P24">-------------- QUESTÃO <text:span text:style-name="T6">14</text:span> ----------------</text:p>
      <text:p text:style-name="P8">.data</text:p>
      <text:p text:style-name="P8">n: .word 0, 0, 0, 0, 0, 0, 0, 0, 0, 0</text:p>
      <text:p text:style-name="P8">i: .word 0</text:p>
      <text:p text:style-name="P8">size: .word 9</text:p>
      <text:p text:style-name="P8">spc: .asciiz "\n"</text:p>
      <text:p text:style-name="P8">outro: .asciiz "Este número já existe, por favor digite outro número:\n"</text:p>
      <text:p text:style-name="P8">.text</text:p>
      <text:p text:style-name="P8">main:<text:tab/>la $8, n</text:p>
      <text:p text:style-name="P8"><text:tab/>lw $9, i</text:p>
      <text:p text:style-name="P8"><text:tab/>lw $10, size</text:p>
      <text:p text:style-name="P8"><text:tab/>addi $18, $0, 0</text:p>
      <text:p text:style-name="P8">loop:<text:tab/>bgt $9, $10, zero</text:p>
      <text:p text:style-name="P8"><text:tab/>li $2, 5 </text:p>
      <text:p text:style-name="P8"><text:tab/>syscall</text:p>
      <text:p text:style-name="P8"><text:tab/>move $11, $2</text:p>
      <text:p text:style-name="P8"><text:tab/>beq $11, $18, dnv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move $18, $11</text:p>
      <text:p text:style-name="P8"><text:tab/>j loop</text:p>
      <text:p text:style-name="P8">zero:<text:tab/>addi $9, $0, 0</text:p>
      <text:p text:style-name="P8">print:<text:tab/>bgt $9, $10, exit</text:p>
      <text:p text:style-name="P8"><text:tab/>sll $12, $9, 2</text:p>
      <text:p text:style-name="P8"><text:tab/>addu $12, $12, $8</text:p>
      <text:p text:style-name="P8"><text:tab/>lw $14 0($12)</text:p>
      <text:p text:style-name="P8"><text:tab/>li $2, 1 </text:p>
      <text:p text:style-name="P8"><text:tab/>move $4, $14 </text:p>
      <text:p text:style-name="P8"><text:tab/>syscall</text:p>
      <text:p text:style-name="P8"><text:tab/>li $v0, 4 </text:p>
      <text:p text:style-name="P8"><text:tab/>la $a0, spc</text:p>
      <text:p text:style-name="P8"><text:tab/>syscall </text:p>
      <text:p text:style-name="P8"><text:tab/>addu $9, $9, 1</text:p>
      <text:p text:style-name="P8"><text:tab/>j print</text:p>
      <text:p text:style-name="P8">dnv:<text:tab/>li $v0, 4 </text:p>
      <text:p text:style-name="P8"><text:tab/>la $a0, outro</text:p>
      <text:p text:style-name="P8"><text:tab/>syscall</text:p>
      <text:p text:style-name="P8"><text:tab/>j loop</text:p>
      <text:p text:style-name="P8">exit:</text:p>
      <text:p text:style-name="P16"/>
      <text:p text:style-name="P24">-------------- QUESTÃO <text:span text:style-name="T6">15</text:span> ----------------</text:p>
      <text:p text:style-name="P8">.data</text:p>
      <text:p text:style-name="P8">n: .word 0, 0, 0, 0, 0, 0, 0, 0, 0, 0, 0, 0, 0, 0, 0, 0, 0, 0, 0, 0</text:p>
      <text:p text:style-name="P8">i: .word 0</text:p>
      <text:p text:style-name="P8">size: .word 19</text:p>
      <text:p text:style-name="P8">spc: .asciiz "\n"</text:p>
      <text:p text:style-name="P8">.text</text:p>
      <text:p text:style-name="P8">main:<text:tab/></text:p>
      <text:p text:style-name="P8"><text:tab/>la $8, n</text:p>
      <text:p text:style-name="P8"><text:tab/>lw $9, i</text:p>
      <text:p text:style-name="P8"><text:tab/>lw $10, size</text:p>
      <text:p text:style-name="P8">loop:<text:tab/></text:p>
      <text:p text:style-name="P8"><text:tab/>bgt $9, $10, zero</text:p>
      <text:p text:style-name="P8"><text:tab/>li $2, 5 </text:p>
      <text:p text:style-name="P8"><text:tab/>syscall</text:p>
      <text:p text:style-name="P8"><text:tab/>move $11, $2</text:p>
      <text:p text:style-name="P8"><text:tab/>bltz $11, printZ</text:p>
      <text:p text:style-name="P8"><text:tab/>j cont</text:p>
      <text:p text:style-name="P8">printZ:<text:tab/>j loop</text:p>
      <text:p text:style-name="P8">cont:<text:tab/>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j loop</text:p>
      <text:p text:style-name="P8">zero:<text:tab/>addi $9, $0, 0</text:p>
      <text:p text:style-name="P8">print:<text:tab/></text:p>
      <text:p text:style-name="P8"><text:tab/>bgt $9, $10, exit</text:p>
      <text:p text:style-name="P8"><text:tab/>sll $12, $9, 2</text:p>
      <text:p text:style-name="P8"><text:tab/>addu $12, $12, $8</text:p>
      <text:p text:style-name="P8"><text:tab/>lw $14 0($12)</text:p>
      <text:p text:style-name="P8"><text:tab/>li $2, 1 </text:p>
      <text:p text:style-name="P8"><text:tab/>move $4, $14 </text:p>
      <text:p text:style-name="P8"><text:tab/>syscall</text:p>
      <text:p text:style-name="P8"><text:tab/>li $v0, 4 </text:p>
      <text:p text:style-name="P8"><text:tab/>la $a0, spc</text:p>
      <text:p text:style-name="P8"><text:tab/>syscall </text:p>
      <text:p text:style-name="P8"><text:tab/>addu $9, $9, 1</text:p>
      <text:p text:style-name="P8"><text:tab/>j print</text:p>
      <text:p text:style-name="P8">exit:</text:p>
      <text:p text:style-name="P16"/>
      <text:p text:style-name="P24">-------------- QUESTÃO <text:span text:style-name="T6">16</text:span> ----------------</text:p>
      <text:p text:style-name="P8">.data </text:p>
      <text:p text:style-name="P8">msg1: .asciiz "Seu código eh invalido"</text:p>
      <text:p text:style-name="P8">msg2: .asciiz "Digite seu codigo: \n"</text:p>
      <text:p text:style-name="P8">a: .word 0,0,0,0,0</text:p>
      <text:p text:style-name="P8">i: .word 0 </text:p>
      <text:p text:style-name="P8">size: .word 4</text:p>
      <text:p text:style-name="P8">.text </text:p>
      <text:p text:style-name="P8">main: <text:tab/>la $8, a</text:p>
      <text:p text:style-name="P8"><text:tab/>lw $9, i</text:p>
      <text:p text:style-name="P8"><text:tab/>lw $10, size</text:p>
      <text:p text:style-name="P8"><text:tab/>addi $15, $0, 1 </text:p>
      <text:p text:style-name="P8"><text:tab/>addi $16, $0, 2</text:p>
      <text:p text:style-name="P8"><text:tab/>addi $27, $0, -1</text:p>
      <text:p text:style-name="P8">begin_loop:<text:tab/>bgt $9, $10, verificar</text:p>
      <text:p text:style-name="P8"><text:tab/>addi $2, $0, 5 </text:p>
      <text:p text:style-name="P8"><text:tab/>syscall </text:p>
      <text:p text:style-name="P8"><text:tab/>add $13, $0, $2</text:p>
      <text:p text:style-name="P8"><text:tab/>sll $11, $9, 2</text:p>
      <text:p text:style-name="P8"><text:tab/>addu $11, $11, $8 <text:s/></text:p>
      <text:p text:style-name="P8"><text:tab/>sw $13 0($11)</text:p>
      <text:p text:style-name="P8"><text:tab/>addi $9, $9, 1 </text:p>
      <text:p text:style-name="P8"><text:tab/>j begin_loop</text:p>
      <text:p text:style-name="P8">verificar :<text:tab/>li $v0, 4 </text:p>
      <text:p text:style-name="P8"><text:tab/>la $a0, msg2</text:p>
      <text:p text:style-name="P8"><text:tab/>syscall </text:p>
      <text:p text:style-name="P8"><text:tab/>addi $2, $0, 5 </text:p>
      <text:p text:style-name="P8"><text:tab/>syscall </text:p>
      <text:p text:style-name="P8"><text:tab/>add $17, $0, $2</text:p>
      <text:p text:style-name="P8"><text:tab/>beqz $17, exit</text:p>
      <text:p text:style-name="P8"><text:tab/>beq $17, $15, print_vetor </text:p>
      <text:p text:style-name="P8"><text:tab/>beq $17, $16, print_inverso</text:p>
      <text:p text:style-name="P8"><text:tab/>j exit </text:p>
      <text:p text:style-name="P8">print_inverso: <text:tab/>addi $9, $9, <text:s/>-1</text:p>
      <text:p text:style-name="P8">print_inversoo:<text:tab/>beq $9, $27, exit_loop</text:p>
      <text:p text:style-name="P8"><text:tab/>sll $11, $9, 2</text:p>
      <text:p text:style-name="P8"><text:tab/>addu $11, $11, $8 <text:s/></text:p>
      <text:p text:style-name="P8"><text:tab/>lw $13 0($11)</text:p>
      <text:p text:style-name="P8"><text:tab/>addi $2, $0, 1</text:p>
      <text:p text:style-name="P8"><text:s text:c="5"/><text:tab/>add $4, $0, $13</text:p>
      <text:p text:style-name="P8"><text:s text:c="6"/><text:tab/>syscall</text:p>
      <text:p text:style-name="P8"><text:tab/>addi $9, $9, -1 </text:p>
      <text:p text:style-name="P8"><text:tab/>j print_inversoo</text:p>
      <text:p text:style-name="P8">print_vetor: <text:tab/>add $9, $0, $0</text:p>
      <text:p text:style-name="P8">print_vetorr:<text:tab/>bgt $9, $10, exit_loop</text:p>
      <text:p text:style-name="P8"><text:tab/>sll $11, $9, 2</text:p>
      <text:p text:style-name="P8"><text:tab/>addu $11, $11, $8 <text:s/></text:p>
      <text:p text:style-name="P8"><text:tab/>lw $13 0($11)</text:p>
      <text:p text:style-name="P8"><text:tab/>addi $2, $0, 1</text:p>
      <text:p text:style-name="P8"><text:s text:c="6"/><text:tab/>add $4, $0, $13</text:p>
      <text:p text:style-name="P8"><text:s text:c="6"/><text:tab/>syscall</text:p>
      <text:p text:style-name="P8"><text:tab/>addi $9, $9, 1 </text:p>
      <text:p text:style-name="P8"><text:tab/>j print_vetorr</text:p>
      <text:p text:style-name="P8">exit:<text:tab/>li $v0, 4 </text:p>
      <text:p text:style-name="P8"><text:tab/>la $a0, msg1</text:p>
      <text:p text:style-name="P8"><text:tab/>syscall </text:p>
      <text:p text:style-name="P8">exit_loop:</text:p>
      <text:p text:style-name="P16"/>
      <text:p text:style-name="P24">-------------- QUESTÃO <text:span text:style-name="T6">17</text:span> ----------------</text:p>
      <text:p text:style-name="P8">.data</text:p>
      <text:p text:style-name="P8">n: .word 0, 0, 0, 0, 0, 0, 0, 0, 0, 0, 0, 0, 0, 0, 0, 0, 0, 0, 0, 0</text:p>
      <text:p text:style-name="P8">i: .word 0</text:p>
      <text:p text:style-name="P8">size: .word 19</text:p>
      <text:p text:style-name="P8">spc: .asciiz "\n"</text:p>
      <text:p text:style-name="P8"><text:soft-page-break/>.text</text:p>
      <text:p text:style-name="P8">main:<text:tab/></text:p>
      <text:p text:style-name="P8"><text:tab/>la $8, n</text:p>
      <text:p text:style-name="P8"><text:tab/>lw $9, i</text:p>
      <text:p text:style-name="P8"><text:tab/>lw $10, size</text:p>
      <text:p text:style-name="P8">loop:<text:tab/></text:p>
      <text:p text:style-name="P8"><text:tab/>bgt $9, $10, zero</text:p>
      <text:p text:style-name="P8"><text:tab/>li $2, 5 </text:p>
      <text:p text:style-name="P8"><text:tab/>syscall</text:p>
      <text:p text:style-name="P8"><text:tab/>move $11, $2</text:p>
      <text:p text:style-name="P8"><text:tab/>bltz $11, printZ</text:p>
      <text:p text:style-name="P8"><text:tab/>j cont</text:p>
      <text:p text:style-name="P8">printZ:<text:tab/>j loop</text:p>
      <text:p text:style-name="P8">cont:<text:tab/>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j loop</text:p>
      <text:p text:style-name="P8">zero:<text:tab/>addi $9, $0, 0</text:p>
      <text:p text:style-name="P8">print:<text:tab/></text:p>
      <text:p text:style-name="P8"><text:tab/>bgt $9, $10, exit</text:p>
      <text:p text:style-name="P8"><text:tab/>sll $12, $9, 2</text:p>
      <text:p text:style-name="P8"><text:tab/>addu $12, $12, $8</text:p>
      <text:p text:style-name="P8"><text:tab/>lw $14 0($12)</text:p>
      <text:p text:style-name="P8"><text:tab/>li $2, 1 </text:p>
      <text:p text:style-name="P8"><text:tab/>move $4, $14 </text:p>
      <text:p text:style-name="P8"><text:tab/>syscall</text:p>
      <text:p text:style-name="P8"><text:tab/>li $v0, 4 </text:p>
      <text:p text:style-name="P8"><text:tab/>la $a0, spc</text:p>
      <text:p text:style-name="P8"><text:tab/>syscall </text:p>
      <text:p text:style-name="P8"><text:tab/>addu $9, $9, 1</text:p>
      <text:p text:style-name="P8"><text:tab/>j print</text:p>
      <text:p text:style-name="P8">exit:</text:p>
      <text:p text:style-name="P16"/>
      <text:p text:style-name="P24">-------------- QUESTÃO <text:span text:style-name="T6">18</text:span> ----------------</text:p>
      <text:p text:style-name="P8">.data</text:p>
      <text:p text:style-name="P8">msg1: .asciiz "Digite um número: \n"</text:p>
      <text:p text:style-name="P8">msg2: .asciiz "Digite um número x: \n"</text:p>
      <text:p text:style-name="P8">msg3: .asciiz "\n"</text:p>
      <text:p text:style-name="P8">vetor: .word 0,0,0,0,0,0,0,0,0,0</text:p>
      <text:p text:style-name="P8">i: .word 0</text:p>
      <text:p text:style-name="P8">size: .word 9</text:p>
      <text:p text:style-name="P8">.text </text:p>
      <text:p text:style-name="P8">main:</text:p>
      <text:p text:style-name="P8"><text:tab/>la $8, vetor </text:p>
      <text:p text:style-name="P8"><text:tab/>lw $9 , i</text:p>
      <text:p text:style-name="P8"><text:tab/>lw $10, size</text:p>
      <text:p text:style-name="P8"><text:tab/>li $v0, 4 </text:p>
      <text:p text:style-name="P8"><text:tab/>la $a0, msg2</text:p>
      <text:p text:style-name="P8"><text:tab/>syscall <text:tab/></text:p>
      <text:p text:style-name="P8"><text:tab/>li $2, 5 <text:s text:c="2"/></text:p>
      <text:p text:style-name="P8"><text:tab/>syscall </text:p>
      <text:p text:style-name="P8"><text:tab/>move $20, $2</text:p>
      <text:p text:style-name="P8">ler:<text:tab/>bgt $9, $10, zerar</text:p>
      <text:p text:style-name="P8"><text:tab/>li $v0, 4 </text:p>
      <text:p text:style-name="P8"><text:tab/>la $a0, msg1</text:p>
      <text:p text:style-name="P8"><text:tab/>syscall </text:p>
      <text:p text:style-name="P8"><text:tab/>li $2, 5 <text:s text:c="2"/></text:p>
      <text:p text:style-name="P8"><text:tab/>syscall </text:p>
      <text:p text:style-name="P8"><text:tab/>move $11, $2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j ler</text:p>
      <text:p text:style-name="P8">zerar:<text:tab/>add $9, $0, $0</text:p>
      <text:p text:style-name="P8">menor:<text:tab/>bgt $9, $10, fim</text:p>
      <text:p text:style-name="P8"><text:tab/>sll $12, $9, 2</text:p>
      <text:p text:style-name="P8"><text:tab/>addu $12, $12, $8</text:p>
      <text:p text:style-name="P8"><text:tab/>lw $14 0($12)</text:p>
      <text:p text:style-name="P8"><text:tab/>div $14, $20</text:p>
      <text:p text:style-name="P8"><text:tab/>mfhi $21</text:p>
      <text:p text:style-name="P8"><text:tab/>beq $21, $0, print</text:p>
      <text:p text:style-name="P8"><text:tab/>j continuee</text:p>
      <text:p text:style-name="P8">print:<text:tab/>addi $2, $0, 1</text:p>
      <text:p text:style-name="P8"><text:s text:c="6"/><text:tab/>add $4, $0, $14</text:p>
      <text:p text:style-name="P8"><text:s text:c="6"/><text:tab/>syscall</text:p>
      <text:p text:style-name="P8"><text:s text:c="6"/><text:tab/>li $v0, 4 </text:p>
      <text:p text:style-name="P8"><text:tab/>la $a0, msg3</text:p>
      <text:p text:style-name="P8"><text:tab/>syscall </text:p>
      <text:p text:style-name="P8">continuee:<text:tab/>addu $9, $9, 1</text:p>
      <text:p text:style-name="P8"><text:tab/>j menor</text:p>
      <text:p text:style-name="P8">fim:</text:p>
      <text:p text:style-name="P16"/>
      <text:p text:style-name="P24">-------------- QUESTÃO <text:span text:style-name="T6">19</text:span> ----------------</text:p>
      <text:p text:style-name="P8">.data </text:p>
      <text:p text:style-name="P8">vetor: .word 0,0,0,0,0,0,0,0,0,0</text:p>
      <text:p text:style-name="P8">i: .word 0 </text:p>
      <text:p text:style-name="P8">size: .word 49</text:p>
      <text:p text:style-name="P8">.text</text:p>
      <text:p text:style-name="P8">main: </text:p>
      <text:p text:style-name="P8"><text:tab/>la $8, vetor</text:p>
      <text:p text:style-name="P8"><text:tab/>lw $9, i</text:p>
      <text:p text:style-name="P8"><text:tab/>lw $10, size</text:p>
      <text:p text:style-name="P8"><text:tab/>addi $15, $0, 5 </text:p>
      <text:p text:style-name="P8"><text:tab/>addi $17, $0, 1 <text:tab/><text:tab/></text:p>
      <text:p text:style-name="P8">begin_loop:</text:p>
      <text:p text:style-name="P8"><text:tab/>bgt $9, $10, zerar<text:tab/></text:p>
      <text:p text:style-name="P8"><text:tab/>add $16, $9, $15 </text:p>
      <text:p text:style-name="P8"><text:tab/>mul <text:s text:c="2"/>$16, $16, $9 </text:p>
      <text:p text:style-name="P8"><text:tab/>add $18, $17, $9 <text:s text:c="2"/></text:p>
      <text:p text:style-name="P8"><text:tab/>divu $19, $16, $18</text:p>
      <text:p text:style-name="P8"><text:tab/>sll $11, $9, 2</text:p>
      <text:p text:style-name="P8"><text:tab/>addu $11, $11, $8 <text:s/></text:p>
      <text:p text:style-name="P8"><text:tab/>sw $19 0($11)</text:p>
      <text:p text:style-name="P8"><text:tab/>addi $9, $9, 1 </text:p>
      <text:p text:style-name="P8"><text:tab/>j begin_loop</text:p>
      <text:p text:style-name="P8">zerar:</text:p>
      <text:p text:style-name="P8"><text:tab/>add $9, $0, $0 </text:p>
      <text:p text:style-name="P8">exit_loop:</text:p>
      <text:p text:style-name="P8"><text:tab/>bgt $9, $10, exit</text:p>
      <text:p text:style-name="P8"><text:tab/>sll $11, $9, 2</text:p>
      <text:p text:style-name="P8"><text:tab/>addu $11, $11, $8 <text:s/></text:p>
      <text:p text:style-name="P8"><text:tab/>lw $19 0($11)</text:p>
      <text:p text:style-name="P8"><text:tab/>addi $2, $0, 1 </text:p>
      <text:p text:style-name="P8"><text:tab/>syscall</text:p>
      <text:p text:style-name="P8"><text:tab/>add $4, $0, $19 <text:s/></text:p>
      <text:p text:style-name="P8"><text:tab/>addi $9, $9, 1 </text:p>
      <text:p text:style-name="P8"><text:tab/>j exit_loop</text:p>
      <text:p text:style-name="P8">exit:</text:p>
      <text:p text:style-name="P16"/>
      <text:p text:style-name="P24">-------------- QUESTÃO <text:span text:style-name="T7">20</text:span> ----------------</text:p>
      <text:p text:style-name="P8">.data</text:p>
      <text:p text:style-name="P8">msg1: .asciiz "Digite um número: \n"</text:p>
      <text:p text:style-name="P8">msg2: .asciiz "Digite um número x: \n"</text:p>
      <text:p text:style-name="P8">msg3: .asciiz "\n"</text:p>
      <text:p text:style-name="P8">vetor: .word 0,0,0,0,0,0,0,0,0,0</text:p>
      <text:p text:style-name="P8">vetor2: .word 0,0,0,0,0,0,0,0,0,0</text:p>
      <text:p text:style-name="P8">i: .word 0</text:p>
      <text:p text:style-name="P8">i2: .word 0</text:p>
      <text:p text:style-name="P8">size: .word 9</text:p>
      <text:p text:style-name="P8">.text </text:p>
      <text:p text:style-name="P8">main:</text:p>
      <text:p text:style-name="P8"><text:tab/>la $8, vetor </text:p>
      <text:p text:style-name="P8"><text:tab/>la $18, vetor2</text:p>
      <text:p text:style-name="P8"><text:tab/>lw $9 , i</text:p>
      <text:p text:style-name="P8"><text:tab/>lw $19, i2</text:p>
      <text:p text:style-name="P8"><text:tab/>lw $10, size</text:p>
      <text:p text:style-name="P8"><text:tab/>addi $29, $0, 2</text:p>
      <text:p text:style-name="P8">ler:<text:tab/>bgt $9, $10, zerar</text:p>
      <text:p text:style-name="P8"><text:tab/>li $v0, 4 </text:p>
      <text:p text:style-name="P8"><text:tab/>la $a0, msg1</text:p>
      <text:p text:style-name="P8"><text:tab/>syscall </text:p>
      <text:p text:style-name="P8"><text:tab/>li $2, 5 <text:s text:c="2"/></text:p>
      <text:p text:style-name="P8"><text:tab/>syscall </text:p>
      <text:p text:style-name="P8"><text:tab/>move $11, $2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j ler</text:p>
      <text:p text:style-name="P8">zerar:<text:tab/>add $9, $0, $0</text:p>
      <text:p text:style-name="P8">menor:<text:tab/>bgt $9, $10, fim</text:p>
      <text:p text:style-name="P8"><text:tab/>sll $12, $9, 2</text:p>
      <text:p text:style-name="P8"><text:tab/>addu $12, $12, $8</text:p>
      <text:p text:style-name="P8"><text:tab/>lw $14 0($12)</text:p>
      <text:p text:style-name="P8"><text:tab/>div $14, $29</text:p>
      <text:p text:style-name="P8"><text:tab/>mfhi $28</text:p>
      <text:p text:style-name="P8"><text:tab/>bne $28, $0, cont</text:p>
      <text:p text:style-name="P8"><text:tab/>j continuee</text:p>
      <text:p text:style-name="P8">cont:<text:tab/>sll $16, $19, 2</text:p>
      <text:p text:style-name="P8"><text:tab/>addu $16, $16, $18</text:p>
      <text:p text:style-name="P8"><text:tab/>sw $14, 0 ($16)</text:p>
      <text:p text:style-name="P8">continuee:<text:tab/>addu $9, $9, 1</text:p>
      <text:p text:style-name="P8"><text:tab/>addi $19, $19, 1</text:p>
      <text:p text:style-name="P8"><text:tab/>j menor</text:p>
      <text:p text:style-name="P8">fim:<text:tab/>add $9, $0, $0</text:p>
      <text:p text:style-name="P8"><text:tab/>add $19, $0, $0</text:p>
      <text:p text:style-name="P8"><text:tab/>j fim2</text:p>
      <text:p text:style-name="P8">fim2:<text:tab/>bgt $9, $10,exit</text:p>
      <text:p text:style-name="P8"><text:tab/>sll $12, $9, 2</text:p>
      <text:p text:style-name="P8"><text:tab/>addu $12, $12, $8</text:p>
      <text:p text:style-name="P8"><text:tab/>lw $14 0($12)</text:p>
      <text:p text:style-name="P8"><text:tab/>li $2, 1 </text:p>
      <text:p text:style-name="P8"><text:tab/>move $4, $14 </text:p>
      <text:p text:style-name="P8"><text:tab/>syscall</text:p>
      <text:p text:style-name="P8"><text:tab/>sll $16, $19, 2</text:p>
      <text:p text:style-name="P8"><text:tab/>addu $16, $16, $18</text:p>
      <text:p text:style-name="P8"><text:tab/>lw $15 0 ($16)</text:p>
      <text:p text:style-name="P8"><text:tab/>li $2, 1 </text:p>
      <text:p text:style-name="P8"><text:tab/>move $4, $15</text:p>
      <text:p text:style-name="P8"><text:tab/>syscall</text:p>
      <text:p text:style-name="P8"><text:tab/>li $v0, 4 </text:p>
      <text:p text:style-name="P8"><text:tab/>la $a0, msg3</text:p>
      <text:p text:style-name="P8"><text:tab/>syscall </text:p>
      <text:p text:style-name="P8"><text:tab/>addu $9, $9, 1</text:p>
      <text:p text:style-name="P8"><text:tab/>addu $19, $19, 1</text:p>
      <text:p text:style-name="P8"><text:tab/>j fim2</text:p>
      <text:p text:style-name="P8">exit:</text:p>
      <text:p text:style-name="P16"/>
      <text:p text:style-name="P24">-------------- QUESTÃO <text:span text:style-name="T7">21</text:span> ----------------</text:p>
      <text:p text:style-name="P8">.data </text:p>
      <text:p text:style-name="P8">.data </text:p>
      <text:p text:style-name="P8">a: .word 0,0,0,0,0,0,0,0,0,0</text:p>
      <text:p text:style-name="P8">x: .word 0,0,0,0,0,0,0,0,0,0</text:p>
      <text:p text:style-name="P8">c: .word 0,0,0,0,0,0,0,0,0,0</text:p>
      <text:p text:style-name="P8">i: .word 0 </text:p>
      <text:p text:style-name="P8">size: .word 9</text:p>
      <text:p text:style-name="P8">.text</text:p>
      <text:p text:style-name="P8">main: </text:p>
      <text:p text:style-name="P8"><text:tab/>la $14, x </text:p>
      <text:p text:style-name="P8"><text:tab/>la $8, a</text:p>
      <text:p text:style-name="P8"><text:soft-page-break/><text:tab/>la $25, c </text:p>
      <text:p text:style-name="P8"><text:tab/>lw $9, i</text:p>
      <text:p text:style-name="P8"><text:tab/>lw $10, size</text:p>
      <text:p text:style-name="P8"><text:tab/>addi $20, $0, 2</text:p>
      <text:p text:style-name="P8">begin_loop_a:</text:p>
      <text:p text:style-name="P8"><text:tab/>bgt $9, $10, zerar</text:p>
      <text:p text:style-name="P8"><text:tab/>addi $2, $0, 5 </text:p>
      <text:p text:style-name="P8"><text:tab/>syscall </text:p>
      <text:p text:style-name="P8"><text:tab/>add $13, $0, $2</text:p>
      <text:p text:style-name="P8"><text:tab/>divu $21, $13, $20 </text:p>
      <text:p text:style-name="P8"><text:tab/>beqz $21, add_1 </text:p>
      <text:p text:style-name="P8"><text:tab/>j begin_loop_b</text:p>
      <text:p text:style-name="P8"><text:tab/>sll $11, $9, 2</text:p>
      <text:p text:style-name="P8"><text:tab/>addu $11, $11, $8 <text:s/></text:p>
      <text:p text:style-name="P8"><text:tab/>sw $13 0($11)</text:p>
      <text:p text:style-name="P8"><text:tab/>addi $9, $9, 1 </text:p>
      <text:p text:style-name="P8"><text:tab/>j begin_loop_a</text:p>
      <text:p text:style-name="P8">zerar: </text:p>
      <text:p text:style-name="P8"><text:tab/>add $9, $0, $0<text:tab/></text:p>
      <text:p text:style-name="P8">begin_loop_b: </text:p>
      <text:p text:style-name="P8"><text:tab/>bgt $9, $10, print_vetor_y</text:p>
      <text:p text:style-name="P8"><text:tab/>addi $2, $0, 5 </text:p>
      <text:p text:style-name="P8"><text:tab/>syscall </text:p>
      <text:p text:style-name="P8"><text:tab/>add $13, $0, $2</text:p>
      <text:p text:style-name="P8"><text:tab/>sll $11, $9, 2</text:p>
      <text:p text:style-name="P8"><text:tab/>addu $11, $11, $14</text:p>
      <text:p text:style-name="P8"><text:tab/>sw $13 0($11)</text:p>
      <text:p text:style-name="P8"><text:tab/>divu $22, $13, $20</text:p>
      <text:p text:style-name="P8"><text:tab/>bnez $22, add_2</text:p>
      <text:p text:style-name="P8"><text:tab/>j begin_loop_a</text:p>
      <text:p text:style-name="P8"><text:tab/>addi $9, $9, 1 </text:p>
      <text:p text:style-name="P8"><text:tab/>j begin_loop_b</text:p>
      <text:p text:style-name="P8">add_1:</text:p>
      <text:p text:style-name="P8"><text:tab/>add $23, $21, $0 </text:p>
      <text:p text:style-name="P8"><text:tab/>j print_vetor_y </text:p>
      <text:p text:style-name="P8">add_2:</text:p>
      <text:p text:style-name="P8"><text:tab/>add $23, $22, $0 </text:p>
      <text:p text:style-name="P8"><text:tab/>j print_vetor_y</text:p>
      <text:p text:style-name="P8">print_vetor_y:<text:tab/></text:p>
      <text:p text:style-name="P8"><text:tab/>sw $23, 0($25)</text:p>
      <text:p text:style-name="P8"><text:tab/>divu $26, $23, $20 </text:p>
      <text:p text:style-name="P8"><text:tab/>beqz $26, begin_loop_a</text:p>
      <text:p text:style-name="P8"><text:tab/>j begin_loop_b</text:p>
      <text:p text:style-name="P16"/>
      <text:p text:style-name="P24">-------------- QUESTÃO <text:span text:style-name="T7">23</text:span> ----------------</text:p>
      <text:p text:style-name="P8">.data</text:p>
      <text:p text:style-name="P8"><text:s text:c="2"/>.word 0, 0, 0, 0, 0, 0, 0, 0, 0, 0 ,0</text:p>
      <text:p text:style-name="P8"><text:s text:c="2"/>.word 0, 0, 0, 0, 0, 0, 0, 0, 0, 0 ,0</text:p>
      <text:p text:style-name="P8">.text</text:p>
      <text:p text:style-name="P8">main: <text:s/></text:p>
      <text:p text:style-name="P8"><text:tab/> lui $8, 0x1001</text:p>
      <text:p text:style-name="P8"><text:s text:c="7"/>addi $9, $8, 0x14</text:p>
      <text:p text:style-name="P8"><text:s text:c="7"/>add $11, $8, $0</text:p>
      <text:p text:style-name="P8"><text:s text:c="7"/>addi $10, $0, 5</text:p>
      <text:p text:style-name="P8">begin_loop:</text:p>
      <text:p text:style-name="P8"><text:tab/>beq $10, $0, zerar</text:p>
      <text:p text:style-name="P8"><text:s text:c="7"/>addi $2, $0, 5</text:p>
      <text:p text:style-name="P8"><text:s text:c="7"/>syscall</text:p>
      <text:p text:style-name="P8"><text:s text:c="7"/>sw $2, 0($11)</text:p>
      <text:p text:style-name="P8"><text:s text:c="7"/>addi $11, $11, 4 <text:s text:c="6"/></text:p>
      <text:p text:style-name="P8"><text:s text:c="7"/>addi $10, $10, -1</text:p>
      <text:p text:style-name="P8"><text:s text:c="7"/>j begin_loop</text:p>
      <text:p text:style-name="P8">zerar:</text:p>
      <text:p text:style-name="P8"><text:s/><text:tab/>addi $10, $0, 5</text:p>
      <text:p text:style-name="P8">begin_loop2:</text:p>
      <text:p text:style-name="P8"><text:tab/>beq $10, $0, zerar2</text:p>
      <text:p text:style-name="P8"><text:s text:c="7"/>addi $2, $0, 5</text:p>
      <text:p text:style-name="P8"><text:s text:c="7"/>syscall</text:p>
      <text:p text:style-name="P8"><text:s text:c="7"/>sw $2, 0x14($11)</text:p>
      <text:p text:style-name="P8"><text:s text:c="7"/>addi $11, $11, 4 <text:s text:c="6"/></text:p>
      <text:p text:style-name="P8"><text:s text:c="7"/>addi $10, $10, -1</text:p>
      <text:p text:style-name="P8"><text:s text:c="7"/>j begin_loop2</text:p>
      <text:p text:style-name="P8">zerar2:</text:p>
      <text:p text:style-name="P8"><text:s text:c="7"/>addi $10, $0, 5</text:p>
      <text:p text:style-name="P8">begin_loop3:</text:p>
      <text:p text:style-name="P8"><text:tab/>beq $10, $0, zerar</text:p>
      <text:p text:style-name="P8"><text:s text:c="7"/>lw $14, 0($11)</text:p>
      <text:p text:style-name="P8"><text:s text:c="7"/>lw $15, 0($11)</text:p>
      <text:p text:style-name="P8"><text:s text:c="7"/>mul $14, $14, $15</text:p>
      <text:p text:style-name="P8"><text:s text:c="7"/>addi $2, $0, 1 </text:p>
      <text:p text:style-name="P8"><text:s text:c="7"/>syscall</text:p>
      <text:p text:style-name="P8"><text:s text:c="7"/>add $4, $0, $14</text:p>
      <text:p text:style-name="P8"><text:s text:c="7"/>addi $11, $11, 4 <text:s text:c="6"/></text:p>
      <text:p text:style-name="P8"><text:s text:c="7"/>addi $10, $10, -1</text:p>
      <text:p text:style-name="P8"><text:s text:c="7"/>j begin_loop3</text:p>
      <text:p text:style-name="P16"/>
      <text:p text:style-name="P24">-------------- QUESTÃO <text:span text:style-name="T7">24</text:span> ----------------</text:p>
      <text:p text:style-name="P8">.data</text:p>
      <text:p text:style-name="P8">x: .word 0, 0, 0, 0, 0, 0, 0, 0, 0, 0</text:p>
      <text:p text:style-name="P8">i: .word 0</text:p>
      <text:p text:style-name="P8">size: .word 9</text:p>
      <text:p text:style-name="P8">.text</text:p>
      <text:p text:style-name="P8">main:<text:tab/></text:p>
      <text:p text:style-name="P8"><text:tab/>la $8, x </text:p>
      <text:p text:style-name="P8"><text:tab/>lw $9, i </text:p>
      <text:p text:style-name="P8"><text:tab/>lw $10, size</text:p>
      <text:p text:style-name="P8">ler:</text:p>
      <text:p text:style-name="P8"><text:tab/>bgt $9, $10, zerar</text:p>
      <text:p text:style-name="P8"><text:tab/>li $v0, 4 </text:p>
      <text:p text:style-name="P8"><text:tab/>la $a0, msg1</text:p>
      <text:p text:style-name="P8"><text:tab/>syscall </text:p>
      <text:p text:style-name="P8"><text:tab/>li $2, 5 <text:s text:c="2"/></text:p>
      <text:p text:style-name="P8"><text:tab/>syscall </text:p>
      <text:p text:style-name="P8"><text:tab/>move $11, $2</text:p>
      <text:p text:style-name="P8"><text:tab/>bge $11, $30, cont</text:p>
      <text:p text:style-name="P8"><text:tab/>j continue</text:p>
      <text:p text:style-name="P8">cont:<text:tab/></text:p>
      <text:p text:style-name="P8"><text:tab/>add $30, $0, $11</text:p>
      <text:p text:style-name="P8"><text:tab/>j continue</text:p>
      <text:p text:style-name="P8">continue:<text:tab/></text:p>
      <text:p text:style-name="P8"><text:tab/>sll $12, $9, 2</text:p>
      <text:p text:style-name="P8"><text:tab/>addu $12, $12, $8</text:p>
      <text:p text:style-name="P8"><text:tab/>sw $11 0($12)</text:p>
      <text:p text:style-name="P8"><text:tab/>addu $9, $9, 1</text:p>
      <text:p text:style-name="P8"><text:tab/>j ler</text:p>
      <text:p text:style-name="P8">fim:<text:tab/></text:p>
      <text:p text:style-name="P8"><text:tab/>li $2, 1 </text:p>
      <text:p text:style-name="P8"><text:tab/>move $4, $30</text:p>
      <text:p text:style-name="P8"><text:tab/>syscall</text:p>
      <text:p text:style-name="P28"/>
      <text:p text:style-name="P24">-------------- QUESTÃO <text:span text:style-name="T7">26</text:span> ----------------</text:p>
      <text:p text:style-name="P8">.data </text:p>
      <text:p text:style-name="P8">msg: .asciiz " \n"</text:p>
      <text:p text:style-name="P8">vetor: .word 0,0,0,0,0,0,0,0,0,0</text:p>
      <text:p text:style-name="P8">i: .word 0</text:p>
      <text:p text:style-name="P8">size: .word 9</text:p>
      <text:p text:style-name="P8">.text</text:p>
      <text:p text:style-name="P8">main: la $8, vetor</text:p>
      <text:p text:style-name="P8"><text:s text:c="6"/>lw $9, i</text:p>
      <text:p text:style-name="P8"><text:s text:c="6"/>lw $10, size</text:p>
      <text:p text:style-name="P8"><text:s text:c="6"/>addi $15, $0, 10</text:p>
      <text:p text:style-name="P8"><text:s text:c="6"/>addi $17, $0, 1</text:p>
      <text:p text:style-name="P8">begin_loop: bgt $9, $10, media</text:p>
      <text:p text:style-name="P8"><text:tab/> <text:s text:c="3"/>addi $2, $0, 5 </text:p>
      <text:p text:style-name="P8"><text:s text:c="12"/>syscall </text:p>
      <text:p text:style-name="P8"><text:s text:c="12"/>add $11, $0, $2</text:p>
      <text:p text:style-name="P8"><text:s text:c="12"/>sll $12, $9, 2 </text:p>
      <text:p text:style-name="P8"><text:s text:c="12"/>addu $12, $12, $8</text:p>
      <text:p text:style-name="P8"><text:s text:c="12"/>sw $11 0($12)</text:p>
      <text:p text:style-name="P8"><text:s text:c="12"/>j funcao</text:p>
      <text:p text:style-name="P8">funcao: add $16, $16 $11</text:p>
      <text:p text:style-name="P8"><text:s text:c="8"/>addi $9 ,$9, 1<text:tab/></text:p>
      <text:p text:style-name="P8"><text:tab/>j begin_loop</text:p>
      <text:p text:style-name="P8">media: div $16, $15</text:p>
      <text:p text:style-name="P8"><text:s text:c="7"/>mflo $20</text:p>
      <text:p text:style-name="P8"><text:s text:c="7"/>j exit_loop</text:p>
      <text:p text:style-name="P8">contador: addi $17, $17, 1</text:p>
      <text:p text:style-name="P8">exit_loop: lw $13, 0($8)</text:p>
      <text:p text:style-name="P8"><text:tab/> <text:s text:c="2"/>mul $13, $13, $20</text:p>
      <text:p text:style-name="P8"><text:tab/> <text:s text:c="2"/>addi $v0, $0, 1</text:p>
      <text:p text:style-name="P8"><text:tab/> <text:s text:c="2"/>add $a0, $0, $13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14, 4($8)</text:p>
      <text:p text:style-name="P8"><text:tab/> <text:s text:c="2"/>mul $14, $14, $20</text:p>
      <text:p text:style-name="P8"><text:tab/> <text:s text:c="2"/>addi $v0, $0, 1</text:p>
      <text:p text:style-name="P8"><text:tab/> <text:s text:c="2"/>add $a0, $0, $14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18, 8($8)</text:p>
      <text:p text:style-name="P8"><text:tab/> <text:s text:c="2"/>mul $18, $18, $20</text:p>
      <text:p text:style-name="P8"><text:tab/> <text:s text:c="2"/>addi $v0, $0, 1</text:p>
      <text:p text:style-name="P8"><text:tab/> <text:s text:c="2"/>add $a0, $0, $18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19, 12($8)</text:p>
      <text:p text:style-name="P8"><text:tab/> <text:s text:c="2"/>mul $19, $19, $20</text:p>
      <text:p text:style-name="P8"><text:tab/> <text:s text:c="2"/>addi $v0, $0, 1</text:p>
      <text:p text:style-name="P8"><text:tab/> <text:s text:c="2"/>add $a0, $0, $19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1, 16($8)</text:p>
      <text:p text:style-name="P8"><text:tab/> <text:s text:c="2"/>mul $21, $21, $20</text:p>
      <text:p text:style-name="P8"><text:tab/> <text:s text:c="2"/>addi $v0, $0, 1</text:p>
      <text:p text:style-name="P8"><text:tab/> <text:s text:c="2"/>add $a0, $0, $21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2, 20($8)</text:p>
      <text:p text:style-name="P8"><text:tab/> <text:s text:c="2"/>mul $22, $22, $20</text:p>
      <text:p text:style-name="P8"><text:tab/> <text:s text:c="2"/>addi $v0, $0, 1</text:p>
      <text:p text:style-name="P8"><text:tab/> <text:s text:c="2"/>add $a0, $0, $22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3, 24($8)</text:p>
      <text:p text:style-name="P8"><text:tab/> <text:s text:c="2"/>mul $23, $23, $20</text:p>
      <text:p text:style-name="P8"><text:tab/> <text:s text:c="2"/>addi $v0, $0, 1</text:p>
      <text:p text:style-name="P8"><text:tab/> <text:s text:c="2"/>add $a0, $0, $23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soft-page-break/><text:tab/> <text:s text:c="2"/>lw $24, 28($8)</text:p>
      <text:p text:style-name="P8"><text:tab/> <text:s text:c="2"/>mul $24, $24, $20</text:p>
      <text:p text:style-name="P8"><text:tab/> <text:s text:c="2"/>addi $v0, $0, 1</text:p>
      <text:p text:style-name="P8"><text:tab/> <text:s text:c="2"/>add $a0, $0, $24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5, 32($8)</text:p>
      <text:p text:style-name="P8"><text:tab/> <text:s text:c="2"/>mul $25, $25, $20</text:p>
      <text:p text:style-name="P8"><text:tab/> <text:s text:c="2"/>addi $v0, $0, 1</text:p>
      <text:p text:style-name="P8"><text:tab/> <text:s text:c="2"/>add $a0, $0, $25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5, 36($8)</text:p>
      <text:p text:style-name="P8"><text:tab/> <text:s text:c="2"/>mul $23, $23, $20</text:p>
      <text:p text:style-name="P8"><text:tab/> <text:s text:c="2"/>addi $v0, $0, 1</text:p>
      <text:p text:style-name="P8"><text:tab/> <text:s text:c="2"/>add $a0, $0, $23</text:p>
      <text:p text:style-name="P8"><text:tab/> <text:s text:c="2"/>syscall</text:p>
      <text:p text:style-name="P8"><text:tab/> <text:s text:c="2"/>li $v0, 4</text:p>
      <text:p text:style-name="P8"><text:tab/> <text:s text:c="2"/>la $a0, msg</text:p>
      <text:p text:style-name="P8"><text:tab/> <text:s text:c="2"/>syscall</text:p>
      <text:p text:style-name="P8"><text:tab/> <text:s text:c="2"/>lw $25, 40($8)</text:p>
      <text:p text:style-name="P8"><text:tab/> <text:s text:c="2"/>mul $23, $23, $20</text:p>
      <text:p text:style-name="P8"><text:tab/> <text:s text:c="2"/>addi $v0, $0, 1</text:p>
      <text:p text:style-name="P8"><text:tab/> <text:s text:c="2"/>add $a0, $0, $23</text:p>
      <text:p text:style-name="P8"><text:tab/> <text:s text:c="2"/>syscall</text:p>
      <text:p text:style-name="P8"><text:tab/> <text:s text:c="2"/>j exit</text:p>
      <text:p text:style-name="P8">exit:</text:p>
      <text:p text:style-name="P16"/>
      <text:p text:style-name="P24">-------------- QUESTÃO <text:span text:style-name="T7">27</text:span> ----------------</text:p>
      <text:p text:style-name="P8">.data </text:p>
      <text:p text:style-name="P8">vetor: .word 0,0,0,0,0,0,0,0,0,0</text:p>
      <text:p text:style-name="P8">i: .word 0 </text:p>
      <text:p text:style-name="P8">size: .word 9 </text:p>
      <text:p text:style-name="P8">primo: .asciiz "O valor é primo"</text:p>
      <text:p text:style-name="P8">nprimo: .asciiz "O valor não é primo"</text:p>
      <text:p text:style-name="P8">.text </text:p>
      <text:p text:style-name="P8">main:</text:p>
      <text:p text:style-name="P8"><text:tab/>la $8, vetor </text:p>
      <text:p text:style-name="P8"><text:tab/>lw $9, i </text:p>
      <text:p text:style-name="P8"><text:tab/>lw $10, size</text:p>
      <text:p text:style-name="P8"><text:tab/>addi $15, $0, 1</text:p>
      <text:p text:style-name="P8"><text:tab/>addi $16, $0, 2</text:p>
      <text:p text:style-name="P8">begin_loop:</text:p>
      <text:p text:style-name="P8"><text:tab/>bgt $9, $10, exit_loop</text:p>
      <text:p text:style-name="P8"><text:tab/>addi $2, $0, 5 </text:p>
      <text:p text:style-name="P8"><text:tab/>syscall </text:p>
      <text:p text:style-name="P8"><text:tab/>add $11, $0, $2</text:p>
      <text:p text:style-name="P8">primos: <text:s/>blt $8, $16, verificadorprimo</text:p>
      <text:p text:style-name="P8"><text:tab/> j primov</text:p>
      <text:p text:style-name="P8">verificadorprimo: bgt $8, $15, divsao</text:p>
      <text:p text:style-name="P8">divsao: div $8, $15</text:p>
      <text:p text:style-name="P8"><text:tab/>mfhi $20</text:p>
      <text:p text:style-name="P8"><text:tab/>beq $20, $0, nprimov</text:p>
      <text:p text:style-name="P8"><text:tab/>beq $15, $8, primov</text:p>
      <text:p text:style-name="P8">verificador: bgt $8, $16, verificadorpar</text:p>
      <text:p text:style-name="P8"><text:tab/> <text:s text:c="4"/>j primov</text:p>
      <text:p text:style-name="P8">verificadorpar: div $8, $16</text:p>
      <text:p text:style-name="P8"><text:tab/><text:tab/>mfhi $21</text:p>
      <text:p text:style-name="P8"><text:tab/><text:tab/>beq $21, $0, nprimov</text:p>
      <text:p text:style-name="P8">nprimov: li $v0, 4</text:p>
      <text:p text:style-name="P8"><text:tab/> la $a0, nprimo</text:p>
      <text:p text:style-name="P8"><text:tab/> syscall</text:p>
      <text:p text:style-name="P8"><text:tab/> j exit_loop</text:p>
      <text:p text:style-name="P8">primov: li $v0, 4</text:p>
      <text:p text:style-name="P8"><text:s text:c="8"/>la $a0, primo</text:p>
      <text:p text:style-name="P8"><text:s text:c="8"/>syscall</text:p>
      <text:p text:style-name="P8"><text:tab/>sll $12, $9, 2</text:p>
      <text:p text:style-name="P8"><text:tab/>addu $12, $12, $8</text:p>
      <text:p text:style-name="P8"><text:tab/>sw $11, 0($12)</text:p>
      <text:p text:style-name="P8"><text:tab/>addi $9, $9, 1 </text:p>
      <text:p text:style-name="P8"><text:tab/>j begin_loop</text:p>
      <text:p text:style-name="P8"><text:tab/>j exit_loop<text:tab/><text:tab/></text:p>
      <text:p text:style-name="P8">exit_loop:</text:p>
      <text:p text:style-name="P16"/>
      <text:p text:style-name="P24">-------------- QUESTÃO <text:span text:style-name="T7">29</text:span> ----------------</text:p>
      <text:p text:style-name="P8">.data</text:p>
      <text:p text:style-name="P8">vetor: .word 0,0,0,0,0,0</text:p>
      <text:p text:style-name="P8">i: .word 0 </text:p>
      <text:p text:style-name="P8">size: .word 5</text:p>
      <text:p text:style-name="P8">par: .asciiz "O valor é par\n"</text:p>
      <text:p text:style-name="P8">impar: .asciiz "O valor é ímpar\n"</text:p>
      <text:p text:style-name="P8">somadospares: .asciiz "A soma dos numeros pares é: "</text:p>
      <text:p text:style-name="P8">numimpares: .asciiz "\nA quantidade de numeros impares é: "</text:p>
      <text:p text:style-name="P8">.text</text:p>
      <text:p text:style-name="P8">main: </text:p>
      <text:p text:style-name="P8"><text:tab/>addi $16, $0, 0</text:p>
      <text:p text:style-name="P8"><text:tab/>addi $15, $0, 2</text:p>
      <text:p text:style-name="P8"><text:tab/>la $8, vetor </text:p>
      <text:p text:style-name="P8"><text:tab/>lw $9, i </text:p>
      <text:p text:style-name="P8"><text:tab/>lw $10, size</text:p>
      <text:p text:style-name="P8">begin_loop: addi $2, $0, 5 </text:p>
      <text:p text:style-name="P8"><text:tab/> <text:s text:c="3"/>syscall </text:p>
      <text:p text:style-name="P8"><text:tab/> <text:s text:c="3"/>add $11, $0, $2 </text:p>
      <text:p text:style-name="P8"><text:tab/> <text:s text:c="3"/>j verificacaopar</text:p>
      <text:p text:style-name="P8">seila: sll $12, $9, 2 </text:p>
      <text:p text:style-name="P8"><text:s text:c="7"/>addu $12, $12, $8 </text:p>
      <text:p text:style-name="P8"><text:s text:c="7"/>sw $11 0($12)</text:p>
      <text:p text:style-name="P8"><text:s text:c="7"/>addi $9, $9, 1 </text:p>
      <text:p text:style-name="P8"><text:s text:c="7"/>bgt $9, $10, exit_loop </text:p>
      <text:p text:style-name="P8"><text:s text:c="7"/>j begin_loop</text:p>
      <text:p text:style-name="P8">verificacaopar: div $11, $15</text:p>
      <text:p text:style-name="P8"><text:tab/> <text:s text:c="7"/>mfhi $20</text:p>
      <text:p text:style-name="P8"><text:tab/> <text:s text:c="7"/>beq $20, $16, parv</text:p>
      <text:p text:style-name="P8">verificadorimpar: li $v0, 4</text:p>
      <text:p text:style-name="P8"><text:tab/><text:tab/> <text:s/>la $a0, impar</text:p>
      <text:p text:style-name="P8"><text:tab/><text:tab/> <text:s/>syscall</text:p>
      <text:p text:style-name="P8"><text:tab/><text:tab/> <text:s/>addi $18, $18, 1</text:p>
      <text:p text:style-name="P8"><text:tab/><text:tab/> <text:s/>j seila</text:p>
      <text:p text:style-name="P8">parv: </text:p>
      <text:p text:style-name="P8"><text:s text:c="6"/>li $v0, 4</text:p>
      <text:p text:style-name="P8"><text:s text:c="6"/>la $a0, par</text:p>
      <text:p text:style-name="P8"><text:s text:c="6"/>syscall</text:p>
      <text:p text:style-name="P8"><text:s text:c="6"/>add $17, $17, $11</text:p>
      <text:p text:style-name="P8"><text:s text:c="6"/>j seila</text:p>
      <text:p text:style-name="P8">exit_loop: li $v0, 4</text:p>
      <text:p text:style-name="P8"><text:tab/> <text:s text:c="2"/>la $a0, somadospares</text:p>
      <text:p text:style-name="P8"><text:tab/> <text:s text:c="2"/>syscall</text:p>
      <text:p text:style-name="P8"><text:tab/> <text:s text:c="2"/>li $v0, 1</text:p>
      <text:p text:style-name="P8"><text:tab/> <text:s text:c="2"/>move $a0, $17</text:p>
      <text:p text:style-name="P8"><text:tab/> <text:s text:c="2"/>syscall</text:p>
      <text:p text:style-name="P8"><text:tab/> <text:s text:c="2"/>li $v0, 4</text:p>
      <text:p text:style-name="P8"><text:tab/> <text:s text:c="2"/>la $a0, numimpares</text:p>
      <text:p text:style-name="P8"><text:tab/> <text:s text:c="2"/>syscall</text:p>
      <text:p text:style-name="P8"><text:tab/> <text:s text:c="2"/>li $v0, 1</text:p>
      <text:p text:style-name="P8"><text:tab/> <text:s text:c="2"/>move $a0, $18</text:p>
      <text:p text:style-name="P8"><text:tab/> <text:s text:c="2"/>syscall</text:p>
      <text:p text:style-name="P8"><text:tab/> <text:s text:c="2"/>j exit </text:p>
      <text:p text:style-name="P8">exit:</text:p>
      <text:p text:style-name="P16"/>
      <text:p text:style-name="P24">-------------- QUESTÃO <text:span text:style-name="T7">31</text:span> ----------------</text:p>
      <text:p text:style-name="P8">.data</text:p>
      <text:p text:style-name="P8"><text:tab/>vet1: .word 0, 0, 0, 0, 0</text:p>
      <text:p text:style-name="P8"><text:tab/>vet2: .word 0, 0, 0, 0, 0</text:p>
      <text:p text:style-name="P8"><text:tab/>vet3: .word 0, 0, 0, 0, 0</text:p>
      <text:p text:style-name="P8">.text</text:p>
      <text:p text:style-name="P8">main:</text:p>
      <text:p text:style-name="P8"><text:tab/>la $8, 0</text:p>
      <text:p text:style-name="P8"><text:tab/>la $9, 0</text:p>
      <text:p text:style-name="P8"><text:tab/>la $14, 0</text:p>
      <text:p text:style-name="P8"><text:tab/>li $10, 10</text:p>
      <text:p text:style-name="P8">input:</text:p>
      <text:p text:style-name="P8"><text:tab/>addi $2, $0, 5</text:p>
      <text:p text:style-name="P8"><text:tab/>syscall</text:p>
      <text:p text:style-name="P8"><text:tab/>add $10, $2, $0</text:p>
      <text:p text:style-name="P8"><text:tab/>addi $2, $0, 5</text:p>
      <text:p text:style-name="P8"><text:tab/>syscall</text:p>
      <text:p text:style-name="P8"><text:tab/>add $11, $2, $0</text:p>
      <text:p text:style-name="P8"><text:tab/>sw $10, vet1($8)</text:p>
      <text:p text:style-name="P8"><text:tab/>sw $11, vet2($9)</text:p>
      <text:p text:style-name="P8"><text:tab/>addi $8, $8, 4</text:p>
      <text:p text:style-name="P8"><text:tab/>addi $9, $9, 4</text:p>
      <text:p text:style-name="P8"><text:tab/>addi $10, $10, -1</text:p>
      <text:p text:style-name="P8"><text:tab/>beq $10, $0, loop</text:p>
      <text:p text:style-name="P8"><text:tab/>j input</text:p>
      <text:p text:style-name="P8">reset:</text:p>
      <text:p text:style-name="P8"><text:tab/>addi $8, $0, 0</text:p>
      <text:p text:style-name="P8"><text:tab/>addi $9, $0, 0</text:p>
      <text:p text:style-name="P8">loop:</text:p>
      <text:p text:style-name="P8"><text:tab/>lw $12 vet1($8)</text:p>
      <text:p text:style-name="P8"><text:tab/>lw $13 vet2($9)</text:p>
      <text:p text:style-name="P8"><text:tab/>addi $8, $8, 4</text:p>
      <text:p text:style-name="P8"><text:tab/>addi $9, $9, 4</text:p>
      <text:p text:style-name="P8"><text:tab/>bne $12, $13, adi</text:p>
      <text:p text:style-name="P8"><text:tab/>j loop</text:p>
      <text:p text:style-name="P8">adi:</text:p>
      <text:p text:style-name="P8"><text:tab/>sw $12, vet3($14)</text:p>
      <text:p text:style-name="P8"><text:tab/>addi $14, $14, 4</text:p>
      <text:p text:style-name="P8"><text:tab/>sw $13, vet3($14)</text:p>
      <text:p text:style-name="P8"><text:tab/>addi $14, $14, 4</text:p>
      <text:p text:style-name="P8"><text:tab/>j loop</text:p>
      <text:p text:style-name="P16"/>
      <text:p text:style-name="P24">-------------- QUESTÃO <text:span text:style-name="T7">33</text:span> ----------------</text:p>
      <text:p text:style-name="P8">.data </text:p>
      <text:p text:style-name="P8"><text:s text:c="2"/>vetor1: 0, 0, 0, 0, 0, 0, 0, 0, 0, 0, 0, 0, 0, 0, 0</text:p>
      <text:p text:style-name="P8">.text</text:p>
      <text:p text:style-name="P8">main: </text:p>
      <text:p text:style-name="P8"><text:tab/>la $8, 0</text:p>
      <text:p text:style-name="P8"><text:tab/>li $9, 15</text:p>
      <text:p text:style-name="P8">loop:</text:p>
      <text:p text:style-name="P8"><text:tab/>addi $2, $0, 5</text:p>
      <text:p text:style-name="P8"><text:tab/>syscall</text:p>
      <text:p text:style-name="P8"><text:tab/>add $10, $2, $0</text:p>
      <text:p text:style-name="P8"><text:tab/>beq $10, $0, contasoma</text:p>
      <text:p text:style-name="P8"><text:tab/>sw $10, vetor1($8)</text:p>
      <text:p text:style-name="P8">contasoma:</text:p>
      <text:p text:style-name="P8"><text:tab/>addi $9, $9, -1</text:p>
      <text:p text:style-name="P8"><text:tab/>beq $10, $0, loop</text:p>
      <text:p text:style-name="P8"><text:tab/>addi $8, $8, 4</text:p>
      <text:p text:style-name="P8"><text:tab/>beq $9, $0, fim</text:p>
      <text:p text:style-name="P8"><text:tab/>j loop</text:p>
      <text:p text:style-name="P8">fim:</text:p>
      <text:p text:style-name="P8"><text:tab/>addi $2, $0, 10</text:p>
      <text:p text:style-name="P8"><text:tab/>syscall</text:p>
      <text:p text:style-name="P16"/>
      <text:p text:style-name="P24">-------------- QUESTÃO <text:span text:style-name="T7">34</text:span> ----------------</text:p>
      <text:p text:style-name="P8"><text:soft-page-break/>.data</text:p>
      <text:p text:style-name="P8"><text:s text:c="2"/>.word 0, 0, 0, 0, 0, 0, 0, 0, 0, 0,</text:p>
      <text:p text:style-name="P8">.text</text:p>
      <text:p text:style-name="P8"><text:tab/>lui $16, 0x1001</text:p>
      <text:p text:style-name="P8">main:<text:tab/></text:p>
      <text:p text:style-name="P8"><text:tab/>lui $15, 0x1001</text:p>
      <text:p text:style-name="P8"><text:tab/>addi $11, $0, 10</text:p>
      <text:p text:style-name="P8"><text:tab/>addi $2, $0, 5</text:p>
      <text:p text:style-name="P8"><text:tab/>syscall</text:p>
      <text:p text:style-name="P8"><text:tab/>add $8, $0, $2</text:p>
      <text:p text:style-name="P8"><text:tab/>addi $9, $0, 10</text:p>
      <text:p text:style-name="P8">laco:</text:p>
      <text:p text:style-name="P8"><text:tab/>lw $10, 0($15)</text:p>
      <text:p text:style-name="P8"><text:tab/>beq $10, $8, main</text:p>
      <text:p text:style-name="P8"><text:tab/>addi $15, $15, 4</text:p>
      <text:p text:style-name="P8"><text:tab/>addi $13, $13, 1</text:p>
      <text:p text:style-name="P8"><text:tab/>bne $9, $13, laco</text:p>
      <text:p text:style-name="P8"><text:tab/>sw $8, 0($16)</text:p>
      <text:p text:style-name="P8"><text:tab/>addi $16, $16, 4</text:p>
      <text:p text:style-name="P8"><text:tab/>addi $13, $0, 0 <text:tab/></text:p>
      <text:p text:style-name="P8"><text:tab/>addi $14, $14, 1</text:p>
      <text:p text:style-name="P8"><text:tab/>bne $14, $11, main</text:p>
      <text:p text:style-name="P8">fim:</text:p>
      <text:p text:style-name="P8"><text:tab/>addi $2, $0, 10</text:p>
      <text:p text:style-name="P8"><text:tab/>syscall</text:p>
      <text:p text:style-name="P16"/>
      <text:p text:style-name="P24">-------------- QUESTÃO <text:span text:style-name="T7">35</text:span> ----------------</text:p>
      <text:p text:style-name="P8">.data</text:p>
      <text:p text:style-name="P8"><text:tab/>.word 0, 0, 0, 0, 0</text:p>
      <text:p text:style-name="P8">.text<text:tab/></text:p>
      <text:p text:style-name="P8">main:<text:tab/>lui $15, 0x1001</text:p>
      <text:p text:style-name="P8"><text:tab/>#Entrada</text:p>
      <text:p text:style-name="P8"><text:tab/>addi $2, $0, 5</text:p>
      <text:p text:style-name="P8"><text:tab/>syscall</text:p>
      <text:p text:style-name="P8"><text:tab/>add $8, $2, $0</text:p>
      <text:p text:style-name="P8"><text:tab/>addi $2, $0, 5</text:p>
      <text:p text:style-name="P8"><text:tab/>syscall</text:p>
      <text:p text:style-name="P8"><text:tab/>add $9, $2, $0</text:p>
      <text:p text:style-name="P8"><text:tab/>slt $1, $8, $0</text:p>
      <text:p text:style-name="P8"><text:tab/>bne $1, $0, main</text:p>
      <text:p text:style-name="P8"><text:tab/>slt $1, $9, $0</text:p>
      <text:p text:style-name="P8"><text:tab/>bne $1, $0, main</text:p>
      <text:p text:style-name="P8"><text:tab/>addi $10, $0, 10000</text:p>
      <text:p text:style-name="P8"><text:tab/>slt $1, $8, $10</text:p>
      <text:p text:style-name="P8"><text:tab/>beq $1, $0, main</text:p>
      <text:p text:style-name="P8"><text:tab/>addi $10, $0, 10000</text:p>
      <text:p text:style-name="P8"><text:tab/>slt $1, $9, $10</text:p>
      <text:p text:style-name="P8"><text:tab/>beq $1, $0, main</text:p>
      <text:p text:style-name="P8"><text:tab/>slti $1, $8, 10</text:p>
      <text:p text:style-name="P8"><text:tab/>beq $1, $0, doisAlg</text:p>
      <text:p text:style-name="P8"><text:tab/>add $11, $0, $8</text:p>
      <text:p text:style-name="P8"><text:tab/>sw $11, 0x0($15)</text:p>
      <text:p text:style-name="P8"><text:tab/>add $16, $8, $9</text:p>
      <text:p text:style-name="P8"><text:tab/>syscall</text:p>
      <text:p text:style-name="P8"><text:tab/>sw $16, 0x10($15)</text:p>
      <text:p text:style-name="P8"><text:tab/>j fim</text:p>
      <text:p text:style-name="P8">doisAlg:</text:p>
      <text:p text:style-name="P8"><text:tab/>slti $1, $8, 100</text:p>
      <text:p text:style-name="P8"><text:tab/>beq $1, $0, tresAlg</text:p>
      <text:p text:style-name="P8"><text:tab/>div $1, $8, 10</text:p>
      <text:p text:style-name="P8"><text:tab/>mfhi $23</text:p>
      <text:p text:style-name="P8"><text:tab/>add $11, $0, $23</text:p>
      <text:p text:style-name="P8"><text:tab/>div $1, $8, 10</text:p>
      <text:p text:style-name="P8"><text:tab/>add $12, $0, $1</text:p>
      <text:p text:style-name="P8"><text:tab/>sw $11, 0x0($15)</text:p>
      <text:p text:style-name="P8"><text:tab/>sw $12, 0x4($15)</text:p>
      <text:p text:style-name="P8"><text:tab/>add $16, $8, $9</text:p>
      <text:p text:style-name="P8"><text:tab/>syscall</text:p>
      <text:p text:style-name="P8"><text:tab/>sw $16, 0x10($15)</text:p>
      <text:p text:style-name="P8"><text:tab/>j fim</text:p>
      <text:p text:style-name="P8">tresAlg:</text:p>
      <text:p text:style-name="P8"><text:tab/>slti $1, $8, 1000</text:p>
      <text:p text:style-name="P8"><text:tab/>beq $1, $0, quatroAlg</text:p>
      <text:p text:style-name="P8"><text:tab/>div $1, $8, 100</text:p>
      <text:p text:style-name="P8"><text:tab/>mfhi $23</text:p>
      <text:p text:style-name="P8"><text:tab/>div $1, $23, 10</text:p>
      <text:p text:style-name="P8"><text:tab/>add $11, $0, $1</text:p>
      <text:p text:style-name="P8"><text:tab/>div $1, $8, 10</text:p>
      <text:p text:style-name="P8"><text:tab/>div $1, $1, 10</text:p>
      <text:p text:style-name="P8"><text:tab/>add $13, $0, $1</text:p>
      <text:p text:style-name="P8"><text:tab/>div $1, $8, 10</text:p>
      <text:p text:style-name="P8"><text:tab/>mfhi $23</text:p>
      <text:p text:style-name="P8"><text:tab/>add <text:s/>$12, $0, $23</text:p>
      <text:p text:style-name="P8"><text:tab/>sw $12, 0x0($15)</text:p>
      <text:p text:style-name="P8"><text:tab/>sw $13, 0x4($15)</text:p>
      <text:p text:style-name="P8"><text:tab/>sw $11, 0x8($15)</text:p>
      <text:p text:style-name="P8"><text:tab/>add $16, $8, $9</text:p>
      <text:p text:style-name="P8"><text:tab/>syscall</text:p>
      <text:p text:style-name="P8"><text:tab/>sw $16, 0x10($15)</text:p>
      <text:p text:style-name="P8"><text:tab/>j fim</text:p>
      <text:p text:style-name="P8">quatroAlg:</text:p>
      <text:p text:style-name="P8"><text:tab/>div $1, $8, 10</text:p>
      <text:p text:style-name="P8"><text:tab/>mfhi $23</text:p>
      <text:p text:style-name="P8"><text:tab/>add <text:s/>$11, $0, $23</text:p>
      <text:p text:style-name="P8"><text:tab/>div $1, $8, 100</text:p>
      <text:p text:style-name="P8"><text:tab/>mfhi $23</text:p>
      <text:p text:style-name="P8"><text:tab/>div $1, $23, 10</text:p>
      <text:p text:style-name="P8"><text:tab/>add $12, $0, $1</text:p>
      <text:p text:style-name="P8"><text:tab/>div $1, $8, 1000</text:p>
      <text:p text:style-name="P8"><text:tab/>mfhi $23</text:p>
      <text:p text:style-name="P8"><text:tab/>div $1, $23, 100</text:p>
      <text:p text:style-name="P8"><text:tab/>add $13, $0, $1</text:p>
      <text:p text:style-name="P8"><text:tab/>div $1, $8, 1000</text:p>
      <text:p text:style-name="P8"><text:tab/>add $14, $0, $1</text:p>
      <text:p text:style-name="P8"><text:tab/>sw $11, 0x0($15)</text:p>
      <text:p text:style-name="P8"><text:tab/>sw $13, 0x4($15)</text:p>
      <text:p text:style-name="P8"><text:tab/>sw $12, 0x8($15)</text:p>
      <text:p text:style-name="P8"><text:tab/>sw $14, 0xc($15)</text:p>
      <text:p text:style-name="P8"><text:tab/>add $16, $8, $9</text:p>
      <text:p text:style-name="P8"><text:tab/>syscall</text:p>
      <text:p text:style-name="P8"><text:tab/>sw $16, 0x10($15)</text:p>
      <text:p text:style-name="P8">fim:</text:p>
      <text:p text:style-name="P8"><text:tab/>addi $2, $0, 10</text:p>
      <text:p text:style-name="P8"><text:tab/>syscall</text:p>
      <text:p text:style-name="P16"/>
      <text:p text:style-name="P24">-------------- QUESTÃO <text:span text:style-name="T7">36</text:span> ----------------</text:p>
      <text:p text:style-name="P8">.data</text:p>
      <text:p text:style-name="P8">msg1: .asciiz "Vamos ordernar os seus numeros em ordem de escrita!\n"</text:p>
      <text:p text:style-name="P8">msg2: .asciiz "Digite um numero: \n"</text:p>
      <text:p text:style-name="P8">msg3: .asciiz "\n"</text:p>
      <text:p text:style-name="P8">msg4: .asciiz "Seus numeros ordenados na ordem que voce digitou: \n"</text:p>
      <text:p text:style-name="P8">n: .word 0, 0, 0, 0, 0, 0, 0, 0, 0, 0</text:p>
      <text:p text:style-name="P8">i: .word 0</text:p>
      <text:p text:style-name="P8">size: .word 9</text:p>
      <text:p text:style-name="P8">.text</text:p>
      <text:p text:style-name="P8">main:<text:tab/>la $8, n</text:p>
      <text:p text:style-name="P8"><text:tab/>lw $9, i</text:p>
      <text:p text:style-name="P8"><text:tab/>lw $10, size</text:p>
      <text:p text:style-name="P8"><text:tab/>li $v0, 4 </text:p>
      <text:p text:style-name="P8"><text:tab/>la $a0, msg1</text:p>
      <text:p text:style-name="P8"><text:tab/>syscall</text:p>
      <text:p text:style-name="P8">loop:<text:tab/>bgt $9, $10, zero</text:p>
      <text:p text:style-name="P8"><text:tab/>li $v0, 4 </text:p>
      <text:p text:style-name="P8"><text:tab/>la $a0, msg2</text:p>
      <text:p text:style-name="P8"><text:tab/>syscall</text:p>
      <text:p text:style-name="P8"><text:tab/>li $2, 5 </text:p>
      <text:p text:style-name="P8"><text:tab/>syscall</text:p>
      <text:p text:style-name="P8"><text:tab/>move $11, $2</text:p>
      <text:p text:style-name="P8"><text:tab/>sll $12, $9, 2</text:p>
      <text:p text:style-name="P8"><text:tab/>addu $12, $12, $8</text:p>
      <text:p text:style-name="P8"><text:tab/>sw $11 0($12)</text:p>
      <text:p text:style-name="P8"><text:tab/>addi $9, $9, 1</text:p>
      <text:p text:style-name="P8"><text:tab/>j loop</text:p>
      <text:p text:style-name="P8">zero:<text:tab/>addi $9, $0, 0</text:p>
      <text:p text:style-name="P8"><text:tab/>li $v0, 4 </text:p>
      <text:p text:style-name="P8"><text:tab/>la $a0, msg1</text:p>
      <text:p text:style-name="P8"><text:tab/>syscall</text:p>
      <text:p text:style-name="P8">print:<text:tab/>bgt $9, $10, exit</text:p>
      <text:p text:style-name="P8"><text:tab/>sll $12, $9, 2</text:p>
      <text:p text:style-name="P8"><text:tab/>addu $12, $12, $8</text:p>
      <text:p text:style-name="P8"><text:tab/>lw $14 0($12)</text:p>
      <text:p text:style-name="P8"><text:tab/>li $2, 1 </text:p>
      <text:p text:style-name="P8"><text:tab/>move $4, $14 </text:p>
      <text:p text:style-name="P8"><text:tab/>syscall</text:p>
      <text:p text:style-name="P8"><text:tab/>li $v0, 4 </text:p>
      <text:p text:style-name="P8"><text:tab/>la $a0, msg3</text:p>
      <text:p text:style-name="P8"><text:tab/>syscall</text:p>
      <text:p text:style-name="P8"><text:tab/>addu $9, $9, 1</text:p>
      <text:p text:style-name="P8"><text:tab/>j print</text:p>
      <text:p text:style-name="P8">exit:</text:p>
      <text:p text:style-name="P16"/>
      <text:p text:style-name="P24">-------------- QUESTÃO <text:span text:style-name="T7">38</text:span> ----------------</text:p>
      <text:p text:style-name="P8">.data </text:p>
      <text:p text:style-name="P8">vetor: .word 0,0,0,0,0,0,0,0,0,0</text:p>
      <text:p text:style-name="P8">vetor2: .word 0,0,0,0,0,0,0,0,0,0</text:p>
      <text:p text:style-name="P8">i: .word 0</text:p>
      <text:p text:style-name="P8">i2: .word 0</text:p>
      <text:p text:style-name="P8">i3: .word 0</text:p>
      <text:p text:style-name="P8">size: .word 9</text:p>
      <text:p text:style-name="P8">.text </text:p>
      <text:p text:style-name="P8">main:</text:p>
      <text:p text:style-name="P8"><text:tab/>la $18, vetor2</text:p>
      <text:p text:style-name="P8"><text:tab/>la $8, vetor </text:p>
      <text:p text:style-name="P8"><text:tab/>lw $9 , i</text:p>
      <text:p text:style-name="P8"><text:tab/>lw $19, i2</text:p>
      <text:p text:style-name="P8"><text:tab/>lw $27, i3</text:p>
      <text:p text:style-name="P8"><text:tab/>lw $10, size</text:p>
      <text:p text:style-name="P8"><text:tab/>addi $29, $0, -100000</text:p>
      <text:p text:style-name="P8">begin_vetor:</text:p>
      <text:p text:style-name="P8"><text:tab/>bgt $9, $10, exit_vetor</text:p>
      <text:p text:style-name="P8"><text:tab/>addi $2, $0, 5 </text:p>
      <text:p text:style-name="P8"><text:tab/>syscall </text:p>
      <text:p text:style-name="P8"><text:tab/>add $11, $2, $0 </text:p>
      <text:p text:style-name="P8"><text:tab/>sll $12, $9, 2</text:p>
      <text:p text:style-name="P8"><text:tab/>addu $12, $12, $8</text:p>
      <text:p text:style-name="P8"><text:tab/>sw $11 0($12)</text:p>
      <text:p text:style-name="P8"><text:tab/>bge $11, $29, maior</text:p>
      <text:p text:style-name="P8"><text:tab/>j cont</text:p>
      <text:p text:style-name="P8">maior: </text:p>
      <text:p text:style-name="P8"><text:tab/>add $29, $0, $11</text:p>
      <text:p text:style-name="P8"><text:tab/>add $30, $0, $29</text:p>
      <text:p text:style-name="P8"><text:tab/>add $31, $0, $9</text:p>
      <text:p text:style-name="P8">cont:<text:tab/>addi $9, $9, 1</text:p>
      <text:p text:style-name="P8"><text:tab/>j begin_vetor</text:p>
      <text:p text:style-name="P8">exit_vetor: </text:p>
      <text:p text:style-name="P8"><text:tab/>bgt $19, $10, exit_vetor2</text:p>
      <text:p text:style-name="P8"><text:tab/>sll $22, $19, 2</text:p>
      <text:p text:style-name="P8"><text:tab/>addu $22, $22, $18</text:p>
      <text:p text:style-name="P8"><text:tab/>sw $30, 0($18)</text:p>
      <text:p text:style-name="P8">zerar: </text:p>
      <text:p text:style-name="P8"><text:soft-page-break/><text:tab/>sll $12, $31, 2</text:p>
      <text:p text:style-name="P8"><text:tab/>addu $12, $12, $8</text:p>
      <text:p text:style-name="P8"><text:tab/>sw $zero 0($12)</text:p>
      <text:p text:style-name="P8">zerar2: <text:tab/></text:p>
      <text:p text:style-name="P8"><text:tab/>add $9, $0, $0</text:p>
      <text:p text:style-name="P8"><text:tab/>add $29, $0, -100000</text:p>
      <text:p text:style-name="P8">reler:<text:tab/></text:p>
      <text:p text:style-name="P8"><text:tab/>bgt $9, $10, exit_reler</text:p>
      <text:p text:style-name="P8"><text:tab/>sll $12, $9, 2</text:p>
      <text:p text:style-name="P8"><text:tab/>addu $12, $12, $8</text:p>
      <text:p text:style-name="P8"><text:tab/>lw $14 0($12)</text:p>
      <text:p text:style-name="P8"><text:tab/>bgt $14, $29, proxmaior</text:p>
      <text:p text:style-name="P8"><text:tab/>j contt</text:p>
      <text:p text:style-name="P8">proxmaior:<text:tab/></text:p>
      <text:p text:style-name="P8"><text:tab/>add $29, $0, $14</text:p>
      <text:p text:style-name="P8"><text:tab/>add $30, $0, $29</text:p>
      <text:p text:style-name="P8"><text:tab/>add $31, $0, $9</text:p>
      <text:p text:style-name="P8">contt:<text:tab/>addi $9, $9, 1</text:p>
      <text:p text:style-name="P8"><text:tab/>j reler</text:p>
      <text:p text:style-name="P8">exit_reler:<text:tab/></text:p>
      <text:p text:style-name="P8"><text:tab/>addi $19, $19, 1</text:p>
      <text:p text:style-name="P8"><text:tab/>j exit_vetor</text:p>
      <text:p text:style-name="P8">exit_vetor2:</text:p>
      <text:p text:style-name="P8"><text:tab/>bgt $27, $10, fim</text:p>
      <text:p text:style-name="P8"><text:tab/>sll $17, $27, 2 </text:p>
      <text:p text:style-name="P8"><text:tab/>addu $17, $17, $18 </text:p>
      <text:p text:style-name="P8"><text:tab/>li $v0, 1 </text:p>
      <text:p text:style-name="P8"><text:tab/>lw $a0, 0($18)</text:p>
      <text:p text:style-name="P8"><text:tab/>syscall </text:p>
      <text:p text:style-name="P8"><text:tab/>addi $27, $27, 1 </text:p>
      <text:p text:style-name="P8"><text:tab/>j exit_vetor2</text:p>
      <text:p text:style-name="P8">fim:</text:p>
      <text:p text:style-name="P8"/>
      <text:p text:style-name="P25">-------------- QUESTÃO <text:span text:style-name="T8">25</text:span> ----------------</text:p>
      <text:p text:style-name="P27">.data </text:p>
      <text:p text:style-name="P27">vetor: .word 0,0,0,0,0,0,0,0,0,0,0,0,0,0,0,0,0,0,0,0,0,0,0,0,0,0,0,0,0,0,0,0,0,0,0,0,0,0,0,0,0,0,0,0,0,0,0,0,0,0,0,0,0,0,0,0,0,0,0,0,0,0,0,0,0,0,0,0,0,0,0,0,0,0,0,0,0,0,0,0,0,0,0,0,0,0,0,0,0,0,0,0,0,0,0,0,0,0,0,0,</text:p>
      <text:p text:style-name="P27">i: .word 0</text:p>
      <text:p text:style-name="P27">size: .word 99</text:p>
      <text:p text:style-name="P27">.text </text:p>
      <text:p text:style-name="P27"/>
      <text:p text:style-name="P27">main: addi $11, $0, 1</text:p>
      <text:p text:style-name="P27"><text:s text:c="6"/>addi $14, $0, 7</text:p>
      <text:p text:style-name="P27"><text:s text:c="6"/>addi $13, $0, 100</text:p>
      <text:p text:style-name="P27"><text:s text:c="6"/>la $8, vetor</text:p>
      <text:p text:style-name="P27"><text:s text:c="6"/>lw $9, i</text:p>
      <text:p text:style-name="P27"><text:s text:c="6"/>lw $10, size</text:p>
      <text:p text:style-name="P27"><text:s text:c="6"/>j verifsete</text:p>
      <text:p text:style-name="P27"><text:s text:c="6"/></text:p>
      <text:p text:style-name="P27">contador: addi $11, $11, 1</text:p>
      <text:p text:style-name="P27"><text:tab/> <text:s/>j verifsete</text:p>
      <text:p text:style-name="P27"><text:s text:c="6"/></text:p>
      <text:p text:style-name="P27">begin_loop: bgt $9, $10, exit</text:p>
      <text:p text:style-name="P27"><text:tab/> <text:s text:c="3"/>sll $12, $9, 2 </text:p>
      <text:p text:style-name="P27"><text:s text:c="6"/><text:tab/> <text:s text:c="3"/>addu $12, $12, $8</text:p>
      <text:p text:style-name="P27"><text:s text:c="6"/><text:tab/> <text:s text:c="3"/>sw $11 0($12) </text:p>
      <text:p text:style-name="P27"><text:tab/> <text:s text:c="3"/>addi $9 ,$9, 1 </text:p>
      <text:p text:style-name="P27"><text:tab/> <text:s text:c="3"/>j contador</text:p>
      <text:p text:style-name="P27"><text:tab/> <text:s text:c="3"/></text:p>
      <text:p text:style-name="P27">verifsete: div $11, $14</text:p>
      <text:p text:style-name="P27"><text:tab/> <text:s text:c="2"/>mfhi $15</text:p>
      <text:p text:style-name="P27"><text:tab/> <text:s text:c="2"/>beq $15, $0, contador</text:p>
      <text:p text:style-name="P27"><text:tab/> <text:s text:c="2"/>j begin_loop</text:p>
      <text:p text:style-name="P27"><text:tab/> <text:s text:c="2"/></text:p>
      <text:p text:style-name="P27">exit: <text:s text:c="2"/></text:p>
      <text:p text:style-name="P2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9:01:19.636000000</meta:creation-date>
    <dc:date>2019-08-23T20:49:56.478000000</dc:date>
    <meta:editing-duration>PT1H8M25S</meta:editing-duration>
    <meta:editing-cycles>13</meta:editing-cycles>
    <meta:generator>LibreOffice/6.2.3.2$Windows_X86_64 LibreOffice_project/aecc05fe267cc68dde00352a451aa867b3b546ac</meta:generator>
    <meta:document-statistic meta:table-count="0" meta:image-count="0" meta:object-count="0" meta:page-count="9" meta:paragraph-count="1624" meta:word-count="4996" meta:character-count="25849" meta:non-whitespace-character-count="19535"/>
  </office:meta>
</office:document-meta>
</file>